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5.025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36cm"/>
    </style:style>
    <style:style style:name="co7" style:family="table-column">
      <style:table-column-properties fo:break-before="auto" style:column-width="12.409cm"/>
    </style:style>
    <style:style style:name="co8" style:family="table-column">
      <style:table-column-properties fo:break-before="auto" style:column-width="1.392cm"/>
    </style:style>
    <style:style style:name="co9" style:family="table-column">
      <style:table-column-properties fo:break-before="auto" style:column-width="1.891cm"/>
    </style:style>
    <style:style style:name="co10" style:family="table-column">
      <style:table-column-properties fo:break-before="auto" style:column-width="3.639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5.387cm"/>
    </style:style>
    <style:style style:name="co13" style:family="table-column">
      <style:table-column-properties fo:break-before="auto" style:column-width="2.364cm"/>
    </style:style>
    <style:style style:name="co14" style:family="table-column">
      <style:table-column-properties fo:break-before="auto" style:column-width="2.279cm"/>
    </style:style>
    <style:style style:name="co15" style:family="table-column">
      <style:table-column-properties fo:break-before="auto" style:column-width="3.898cm"/>
    </style:style>
    <style:style style:name="co16" style:family="table-column">
      <style:table-column-properties fo:break-before="auto" style:column-width="3.612cm"/>
    </style:style>
    <style:style style:name="co17" style:family="table-column">
      <style:table-column-properties fo:break-before="auto" style:column-width="2.641cm"/>
    </style:style>
    <style:style style:name="co18" style:family="table-column">
      <style:table-column-properties fo:break-before="auto" style:column-width="2.723cm"/>
    </style:style>
    <style:style style:name="co19" style:family="table-column">
      <style:table-column-properties fo:break-before="auto" style:column-width="3.556cm"/>
    </style:style>
    <style:style style:name="co20" style:family="table-column">
      <style:table-column-properties fo:break-before="auto" style:column-width="2.447cm"/>
    </style:style>
    <style:style style:name="co21" style:family="table-column">
      <style:table-column-properties fo:break-before="auto" style:column-width="6.553cm"/>
    </style:style>
    <style:style style:name="co22" style:family="table-column">
      <style:table-column-properties fo:break-before="auto" style:column-width="5.583cm"/>
    </style:style>
    <style:style style:name="co23" style:family="table-column">
      <style:table-column-properties fo:break-before="auto" style:column-width="4.554cm"/>
    </style:style>
    <style:style style:name="co24" style:family="table-column">
      <style:table-column-properties fo:break-before="auto" style:column-width="3.699cm"/>
    </style:style>
    <style:style style:name="co25" style:family="table-column">
      <style:table-column-properties fo:break-before="auto" style:column-width="1.919cm"/>
    </style:style>
    <style:style style:name="co26" style:family="table-column">
      <style:table-column-properties fo:break-before="auto" style:column-width="3.417cm"/>
    </style:style>
    <style:style style:name="co27" style:family="table-column">
      <style:table-column-properties fo:break-before="auto" style:column-width="2.512cm"/>
    </style:style>
    <style:style style:name="co28" style:family="table-column">
      <style:table-column-properties fo:break-before="auto" style:column-width="11.298cm"/>
    </style:style>
    <style:style style:name="co29" style:family="table-column">
      <style:table-column-properties fo:break-before="auto" style:column-width="1.924cm"/>
    </style:style>
    <style:style style:name="co30" style:family="table-column">
      <style:table-column-properties fo:break-before="auto" style:column-width="3.528cm"/>
    </style:style>
    <style:style style:name="co31" style:family="table-column">
      <style:table-column-properties fo:break-before="auto" style:column-width="2.757cm"/>
    </style:style>
    <style:style style:name="co32" style:family="table-column">
      <style:table-column-properties fo:break-before="auto" style:column-width="2.018cm"/>
    </style:style>
    <style:style style:name="co33" style:family="table-column">
      <style:table-column-properties fo:break-before="auto" style:column-width="1.092cm"/>
    </style:style>
    <style:style style:name="co34" style:family="table-column">
      <style:table-column-properties fo:break-before="auto" style:column-width="3.283cm"/>
    </style:style>
    <style:style style:name="co35" style:family="table-column">
      <style:table-column-properties fo:break-before="auto" style:column-width="7.043cm"/>
    </style:style>
    <style:style style:name="co36" style:family="table-column">
      <style:table-column-properties fo:break-before="auto" style:column-width="1.524cm"/>
    </style:style>
    <style:style style:name="co37" style:family="table-column">
      <style:table-column-properties fo:break-before="auto" style:column-width="3.868cm"/>
    </style:style>
    <style:style style:name="co38" style:family="table-column">
      <style:table-column-properties fo:break-before="auto" style:column-width="3.713cm"/>
    </style:style>
    <style:style style:name="co39" style:family="table-column">
      <style:table-column-properties fo:break-before="auto" style:column-width="4.145cm"/>
    </style:style>
    <style:style style:name="co40" style:family="table-column">
      <style:table-column-properties fo:break-before="auto" style:column-width="3.745cm"/>
    </style:style>
    <style:style style:name="co41" style:family="table-column">
      <style:table-column-properties fo:break-before="auto" style:column-width="2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7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.he</text:p>
          </table:table-cell>
          <table:table-cell table:number-columns-repeated="2" office:value-type="string">
            <text:p>slug</text:p>
          </table:table-cell>
          <table:table-cell table:number-columns-repeated="2"/>
        </table:table-row>
        <table:table-row table:style-name="ro1">
          <table:table-cell office:value-type="string">
            <text:p>אבן יהודה</text:p>
          </table:table-cell>
          <table:table-cell office:value-type="string">
            <text:p>Even_Yehuda</text:p>
          </table:table-cell>
          <table:table-cell office:value-type="string">
            <text:p>Ashkelon</text:p>
          </table:table-cell>
          <table:table-cell table:number-columns-repeated="2"/>
        </table:table-row>
        <table:table-row table:style-name="ro1">
          <table:table-cell office:value-type="string">
            <text:p>אבן מנחם</text:p>
          </table:table-cell>
          <table:table-cell office:value-type="string">
            <text:p>Even_Menachem</text:p>
          </table:table-cell>
          <table:table-cell office:value-type="string">
            <text:p>Nokdim</text:p>
          </table:table-cell>
          <table:table-cell table:number-columns-repeated="2"/>
        </table:table-row>
        <table:table-row table:style-name="ro1">
          <table:table-cell office:value-type="string">
            <text:p>אום אל פאחם</text:p>
          </table:table-cell>
          <table:table-cell office:value-type="string">
            <text:p>Um_El_Fahm</text:p>
          </table:table-cell>
          <table:table-cell office:value-type="string">
            <text:p>Tel_Aviv</text:p>
          </table:table-cell>
          <table:table-cell table:number-columns-repeated="2"/>
        </table:table-row>
        <table:table-row table:style-name="ro1">
          <table:table-cell office:value-type="string">
            <text:p>אופקים</text:p>
          </table:table-cell>
          <table:table-cell office:value-type="string">
            <text:p>Ofakim</text:p>
          </table:table-cell>
          <table:table-cell office:value-type="string">
            <text:p>Kefar_Kassem</text:p>
          </table:table-cell>
          <table:table-cell table:number-columns-repeated="2"/>
        </table:table-row>
        <table:table-row table:style-name="ro1">
          <table:table-cell office:value-type="string">
            <text:p>אור יהודה</text:p>
          </table:table-cell>
          <table:table-cell office:value-type="string">
            <text:p>Or_Yehuda</text:p>
          </table:table-cell>
          <table:table-cell office:value-type="string">
            <text:p>Or_Yehuda</text:p>
          </table:table-cell>
          <table:table-cell table:number-columns-repeated="2"/>
        </table:table-row>
        <table:table-row table:style-name="ro1">
          <table:table-cell office:value-type="string">
            <text:p>אור עקיבא</text:p>
          </table:table-cell>
          <table:table-cell office:value-type="string">
            <text:p>Or_Akiva</text:p>
          </table:table-cell>
          <table:table-cell office:value-type="string">
            <text:p>Modiin</text:p>
          </table:table-cell>
          <table:table-cell table:number-columns-repeated="2"/>
        </table:table-row>
        <table:table-row table:style-name="ro1">
          <table:table-cell office:value-type="string">
            <text:p>אלון שבות</text:p>
          </table:table-cell>
          <table:table-cell office:value-type="string">
            <text:p>Alon_Shfut</text:p>
          </table:table-cell>
          <table:table-cell office:value-type="string">
            <text:p>Kefar_Adumim</text:p>
          </table:table-cell>
          <table:table-cell table:number-columns-repeated="2"/>
        </table:table-row>
        <table:table-row table:style-name="ro1">
          <table:table-cell office:value-type="string">
            <text:p>אפרת</text:p>
          </table:table-cell>
          <table:table-cell office:value-type="string">
            <text:p>Efrat</text:p>
          </table:table-cell>
          <table:table-cell office:value-type="string">
            <text:p>Jerusalem</text:p>
          </table:table-cell>
          <table:table-cell table:number-columns-repeated="2"/>
        </table:table-row>
        <table:table-row table:style-name="ro1">
          <table:table-cell office:value-type="string">
            <text:p>אריאל</text:p>
          </table:table-cell>
          <table:table-cell office:value-type="string">
            <text:p>Ariel</text:p>
          </table:table-cell>
          <table:table-cell office:value-type="string">
            <text:p>Kadima_Zoran</text:p>
          </table:table-cell>
          <table:table-cell table:number-columns-repeated="2"/>
        </table:table-row>
        <table:table-row table:style-name="ro1">
          <table:table-cell office:value-type="string">
            <text:p>אשדוד</text:p>
          </table:table-cell>
          <table:table-cell office:value-type="string">
            <text:p>Ashdod</text:p>
          </table:table-cell>
          <table:table-cell office:value-type="string">
            <text:p>Shefayim</text:p>
          </table:table-cell>
          <table:table-cell table:number-columns-repeated="2"/>
        </table:table-row>
        <table:table-row table:style-name="ro1">
          <table:table-cell office:value-type="string">
            <text:p>אשקלון</text:p>
          </table:table-cell>
          <table:table-cell office:value-type="string">
            <text:p>Ashkelon</text:p>
          </table:table-cell>
          <table:table-cell office:value-type="string">
            <text:p>Messillot</text:p>
          </table:table-cell>
          <table:table-cell table:number-columns-repeated="2"/>
        </table:table-row>
        <table:table-row table:style-name="ro1">
          <table:table-cell office:value-type="string">
            <text:p>באקה אל גרבייה</text:p>
          </table:table-cell>
          <table:table-cell office:value-type="string">
            <text:p>Backa_El_Garbyia</text:p>
          </table:table-cell>
          <table:table-cell office:value-type="string">
            <text:p>Taybe</text:p>
          </table:table-cell>
          <table:table-cell table:number-columns-repeated="2"/>
        </table:table-row>
        <table:table-row table:style-name="ro1">
          <table:table-cell office:value-type="string">
            <text:p>בית אל</text:p>
          </table:table-cell>
          <table:table-cell office:value-type="string">
            <text:p>Bet_El</text:p>
          </table:table-cell>
          <table:table-cell office:value-type="string">
            <text:p>Dalyat_El_Karmel</text:p>
          </table:table-cell>
          <table:table-cell table:number-columns-repeated="2"/>
        </table:table-row>
        <table:table-row table:style-name="ro1">
          <table:table-cell office:value-type="string">
            <text:p>בית ג'אן</text:p>
          </table:table-cell>
          <table:table-cell office:value-type="string">
            <text:p>Bet_Jan</text:p>
          </table:table-cell>
          <table:table-cell office:value-type="string">
            <text:p>Ashdod</text:p>
          </table:table-cell>
          <table:table-cell table:number-columns-repeated="2"/>
        </table:table-row>
        <table:table-row table:style-name="ro1">
          <table:table-cell office:value-type="string">
            <text:p>בני ברק</text:p>
          </table:table-cell>
          <table:table-cell office:value-type="string">
            <text:p>Bne_Brak</text:p>
          </table:table-cell>
          <table:table-cell office:value-type="string">
            <text:p>Rosh_HaAyin</text:p>
          </table:table-cell>
          <table:table-cell table:number-columns-repeated="2"/>
        </table:table-row>
        <table:table-row table:style-name="ro1">
          <table:table-cell office:value-type="string">
            <text:p>גבעת שמואל</text:p>
          </table:table-cell>
          <table:table-cell office:value-type="string">
            <text:p>Givat_Shmuel</text:p>
          </table:table-cell>
          <table:table-cell office:value-type="string">
            <text:p>Afula</text:p>
          </table:table-cell>
          <table:table-cell table:number-columns-repeated="2"/>
        </table:table-row>
        <table:table-row table:style-name="ro1">
          <table:table-cell office:value-type="string">
            <text:p>דאלית-אל-כרמל</text:p>
          </table:table-cell>
          <table:table-cell office:value-type="string">
            <text:p>Dalyat_El_Karmel</text:p>
          </table:table-cell>
          <table:table-cell office:value-type="string">
            <text:p>Ariel</text:p>
          </table:table-cell>
          <table:table-cell table:number-columns-repeated="2"/>
        </table:table-row>
        <table:table-row table:style-name="ro1">
          <table:table-cell office:value-type="string">
            <text:p>הוד השרון</text:p>
          </table:table-cell>
          <table:table-cell office:value-type="string">
            <text:p>Hod_HaSharon</text:p>
          </table:table-cell>
          <table:table-cell office:value-type="string">
            <text:p>Ramla</text:p>
          </table:table-cell>
          <table:table-cell table:number-columns-repeated="2"/>
        </table:table-row>
        <table:table-row table:style-name="ro1">
          <table:table-cell office:value-type="string">
            <text:p>הרצליה</text:p>
          </table:table-cell>
          <table:table-cell office:value-type="string">
            <text:p>Hertzeliya</text:p>
          </table:table-cell>
          <table:table-cell office:value-type="string">
            <text:p>Rishon_LeZyion</text:p>
          </table:table-cell>
          <table:table-cell table:number-columns-repeated="2"/>
        </table:table-row>
        <table:table-row table:style-name="ro1">
          <table:table-cell office:value-type="string">
            <text:p>חיפה</text:p>
          </table:table-cell>
          <table:table-cell office:value-type="string">
            <text:p>Haifa</text:p>
          </table:table-cell>
          <table:table-cell office:value-type="string">
            <text:p>Petah_Tikva</text:p>
          </table:table-cell>
          <table:table-cell table:number-columns-repeated="2"/>
        </table:table-row>
        <table:table-row table:style-name="ro1">
          <table:table-cell office:value-type="string">
            <text:p>טבעון</text:p>
          </table:table-cell>
          <table:table-cell office:value-type="string">
            <text:p>Kiryat_Tivon</text:p>
          </table:table-cell>
          <table:table-cell office:value-type="string">
            <text:p>Kefar_Karaa</text:p>
          </table:table-cell>
          <table:table-cell table:number-columns-repeated="2"/>
        </table:table-row>
        <table:table-row table:style-name="ro1">
          <table:table-cell office:value-type="string">
            <text:p>טבריה</text:p>
          </table:table-cell>
          <table:table-cell office:value-type="string">
            <text:p>Tveria</text:p>
          </table:table-cell>
          <table:table-cell office:value-type="string">
            <text:p>Kochav_Yair</text:p>
          </table:table-cell>
          <table:table-cell table:number-columns-repeated="2"/>
        </table:table-row>
        <table:table-row table:style-name="ro1">
          <table:table-cell office:value-type="string">
            <text:p>טייבה</text:p>
          </table:table-cell>
          <table:table-cell office:value-type="string">
            <text:p>Taybe</text:p>
          </table:table-cell>
          <table:table-cell office:value-type="string">
            <text:p>Akko</text:p>
          </table:table-cell>
          <table:table-cell table:number-columns-repeated="2"/>
        </table:table-row>
        <table:table-row table:style-name="ro1">
          <table:table-cell office:value-type="string">
            <text:p>יבנה</text:p>
          </table:table-cell>
          <table:table-cell office:value-type="string">
            <text:p>Yavne</text:p>
          </table:table-cell>
          <table:table-cell office:value-type="string">
            <text:p>Efrat</text:p>
          </table:table-cell>
          <table:table-cell table:number-columns-repeated="2"/>
        </table:table-row>
        <table:table-row table:style-name="ro1">
          <table:table-cell office:value-type="string">
            <text:p>יערה</text:p>
          </table:table-cell>
          <table:table-cell office:value-type="string">
            <text:p>Yaara</text:p>
          </table:table-cell>
          <table:table-cell office:value-type="string">
            <text:p>Mishmeret</text:p>
          </table:table-cell>
          <table:table-cell table:number-columns-repeated="2"/>
        </table:table-row>
        <table:table-row table:style-name="ro1">
          <table:table-cell office:value-type="string">
            <text:p>ירושלים</text:p>
          </table:table-cell>
          <table:table-cell office:value-type="string">
            <text:p>Jerusalem</text:p>
          </table:table-cell>
          <table:table-cell office:value-type="string">
            <text:p>Hod_HaSharon</text:p>
          </table:table-cell>
          <table:table-cell table:number-columns-repeated="2"/>
        </table:table-row>
        <table:table-row table:style-name="ro1">
          <table:table-cell office:value-type="string">
            <text:p>כוכב יאיר</text:p>
          </table:table-cell>
          <table:table-cell office:value-type="string">
            <text:p>Kochav_Yair</text:p>
          </table:table-cell>
          <table:table-cell office:value-type="string">
            <text:p>Haifa</text:p>
          </table:table-cell>
          <table:table-cell table:number-columns-repeated="2"/>
        </table:table-row>
        <table:table-row table:style-name="ro1">
          <table:table-cell office:value-type="string">
            <text:p>כפר אדומים</text:p>
          </table:table-cell>
          <table:table-cell office:value-type="string">
            <text:p>Kefar_Adumim</text:p>
          </table:table-cell>
          <table:table-cell office:value-type="string">
            <text:p>Hertzeliya</text:p>
          </table:table-cell>
          <table:table-cell table:number-columns-repeated="2"/>
        </table:table-row>
        <table:table-row table:style-name="ro1">
          <table:table-cell office:value-type="string">
            <text:p>כפר אחים</text:p>
          </table:table-cell>
          <table:table-cell office:value-type="string">
            <text:p>Kefar_Achim</text:p>
          </table:table-cell>
          <table:table-cell office:value-type="string">
            <text:p>Raanana</text:p>
          </table:table-cell>
          <table:table-cell table:number-columns-repeated="2"/>
        </table:table-row>
        <table:table-row table:style-name="ro1">
          <table:table-cell office:value-type="string">
            <text:p>כפר עזה</text:p>
          </table:table-cell>
          <table:table-cell office:value-type="string">
            <text:p>Kefar_Azza</text:p>
          </table:table-cell>
          <table:table-cell office:value-type="string">
            <text:p>Lahav</text:p>
          </table:table-cell>
          <table:table-cell table:number-columns-repeated="2"/>
        </table:table-row>
        <table:table-row table:style-name="ro1">
          <table:table-cell office:value-type="string">
            <text:p>כפר קאסם</text:p>
          </table:table-cell>
          <table:table-cell office:value-type="string">
            <text:p>Kefar_Kassem</text:p>
          </table:table-cell>
          <table:table-cell office:value-type="string">
            <text:p>Shoham</text:p>
          </table:table-cell>
          <table:table-cell table:number-columns-repeated="2"/>
        </table:table-row>
        <table:table-row table:style-name="ro1">
          <table:table-cell office:value-type="string">
            <text:p>כפר קרע</text:p>
          </table:table-cell>
          <table:table-cell office:value-type="string">
            <text:p>Kefar_Karaa</text:p>
          </table:table-cell>
          <table:table-cell office:value-type="string">
            <text:p>Shefaram</text:p>
          </table:table-cell>
          <table:table-cell table:number-columns-repeated="2"/>
        </table:table-row>
        <table:table-row table:style-name="ro1">
          <table:table-cell office:value-type="string">
            <text:p>לקיה</text:p>
          </table:table-cell>
          <table:table-cell office:value-type="string">
            <text:p>Lakyia</text:p>
          </table:table-cell>
          <table:table-cell office:value-type="string">
            <text:p>Ilabun</text:p>
          </table:table-cell>
          <table:table-cell table:number-columns-repeated="2"/>
        </table:table-row>
        <table:table-row table:style-name="ro1">
          <table:table-cell office:value-type="string">
            <text:p>מבשרת ציון</text:p>
          </table:table-cell>
          <table:table-cell office:value-type="string">
            <text:p>Mevaseret_Zyion</text:p>
          </table:table-cell>
          <table:table-cell office:value-type="string">
            <text:p>Natzeret</text:p>
          </table:table-cell>
          <table:table-cell table:number-columns-repeated="2"/>
        </table:table-row>
        <table:table-row table:style-name="ro1">
          <table:table-cell office:value-type="string">
            <text:p>מודיעין</text:p>
          </table:table-cell>
          <table:table-cell office:value-type="string">
            <text:p>Modiin</text:p>
          </table:table-cell>
          <table:table-cell office:value-type="string">
            <text:p>Lakyia</text:p>
          </table:table-cell>
          <table:table-cell table:number-columns-repeated="2"/>
        </table:table-row>
        <table:table-row table:style-name="ro1">
          <table:table-cell office:value-type="string">
            <text:p>מוצא עילית</text:p>
          </table:table-cell>
          <table:table-cell office:value-type="string">
            <text:p>Motza_Illit</text:p>
          </table:table-cell>
          <table:table-cell office:value-type="string">
            <text:p>Mevaseret_Zyion</text:p>
          </table:table-cell>
          <table:table-cell table:number-columns-repeated="2"/>
        </table:table-row>
        <table:table-row table:style-name="ro1">
          <table:table-cell office:value-type="string">
            <text:p>מושב משמרת</text:p>
          </table:table-cell>
          <table:table-cell office:value-type="string">
            <text:p>Mishmeret</text:p>
          </table:table-cell>
          <table:table-cell office:value-type="string">
            <text:p>Alon_Shfut</text:p>
          </table:table-cell>
          <table:table-cell table:number-columns-repeated="2"/>
        </table:table-row>
        <table:table-row table:style-name="ro1">
          <table:table-cell office:value-type="string">
            <text:p>מושב שדה צבי</text:p>
          </table:table-cell>
          <table:table-cell office:value-type="string">
            <text:p>Sde_Tzvi</text:p>
          </table:table-cell>
          <table:table-cell office:value-type="string">
            <text:p>Bet_El</text:p>
          </table:table-cell>
          <table:table-cell table:number-columns-repeated="2"/>
        </table:table-row>
        <table:table-row table:style-name="ro1">
          <table:table-cell office:value-type="string">
            <text:p>מושב שורש</text:p>
          </table:table-cell>
          <table:table-cell office:value-type="string">
            <text:p>Shoresh</text:p>
          </table:table-cell>
          <table:table-cell office:value-type="string">
            <text:p>Or_Akiva</text:p>
          </table:table-cell>
          <table:table-cell table:number-columns-repeated="2"/>
        </table:table-row>
        <table:table-row table:style-name="ro1">
          <table:table-cell office:value-type="string">
            <text:p>מכבים רעות</text:p>
          </table:table-cell>
          <table:table-cell office:value-type="string">
            <text:p>Maccabim_Reut</text:p>
          </table:table-cell>
          <table:table-cell office:value-type="string">
            <text:p>Sde_Tzvi</text:p>
          </table:table-cell>
          <table:table-cell table:number-columns-repeated="2"/>
        </table:table-row>
        <table:table-row table:style-name="ro1">
          <table:table-cell office:value-type="string">
            <text:p>מעלה מכמש</text:p>
          </table:table-cell>
          <table:table-cell office:value-type="string">
            <text:p>Maale_Michmash</text:p>
          </table:table-cell>
          <table:table-cell office:value-type="string">
            <text:p>Even_Yehuda</text:p>
          </table:table-cell>
          <table:table-cell table:number-columns-repeated="2"/>
        </table:table-row>
        <table:table-row table:style-name="ro1">
          <table:table-cell office:value-type="string">
            <text:p>נוקדים</text:p>
          </table:table-cell>
          <table:table-cell office:value-type="string">
            <text:p>Nokdim</text:p>
          </table:table-cell>
          <table:table-cell office:value-type="string">
            <text:p>Yaara</text:p>
          </table:table-cell>
          <table:table-cell table:number-columns-repeated="2"/>
        </table:table-row>
        <table:table-row table:style-name="ro1">
          <table:table-cell office:value-type="string">
            <text:p>נצרת</text:p>
          </table:table-cell>
          <table:table-cell office:value-type="string">
            <text:p>Natzeret</text:p>
          </table:table-cell>
          <table:table-cell office:value-type="string">
            <text:p>Kiryat_Tivon</text:p>
          </table:table-cell>
          <table:table-cell table:number-columns-repeated="2"/>
        </table:table-row>
        <table:table-row table:style-name="ro1">
          <table:table-cell office:value-type="string">
            <text:p>נצרת עילית</text:p>
          </table:table-cell>
          <table:table-cell office:value-type="string">
            <text:p>Natzeret_Illit</text:p>
          </table:table-cell>
          <table:table-cell office:value-type="string">
            <text:p>Kefar_Achim</text:p>
          </table:table-cell>
          <table:table-cell table:number-columns-repeated="2"/>
        </table:table-row>
        <table:table-row table:style-name="ro1">
          <table:table-cell office:value-type="string">
            <text:p>נתניה</text:p>
          </table:table-cell>
          <table:table-cell office:value-type="string">
            <text:p>Netanyia</text:p>
          </table:table-cell>
          <table:table-cell office:value-type="string">
            <text:p>Ramat_Gan</text:p>
          </table:table-cell>
          <table:table-cell table:number-columns-repeated="2"/>
        </table:table-row>
        <table:table-row table:style-name="ro1">
          <table:table-cell office:value-type="string">
            <text:p>סכנין</text:p>
          </table:table-cell>
          <table:table-cell office:value-type="string">
            <text:p>Sachnin</text:p>
          </table:table-cell>
          <table:table-cell office:value-type="string">
            <text:p>Givat_Shmuel</text:p>
          </table:table-cell>
          <table:table-cell table:number-columns-repeated="2"/>
        </table:table-row>
        <table:table-row table:style-name="ro1">
          <table:table-cell office:value-type="string">
            <text:p>עילבון</text:p>
          </table:table-cell>
          <table:table-cell office:value-type="string">
            <text:p>Ilabun</text:p>
          </table:table-cell>
          <table:table-cell office:value-type="string">
            <text:p>Yavne</text:p>
          </table:table-cell>
          <table:table-cell table:number-columns-repeated="2"/>
        </table:table-row>
        <table:table-row table:style-name="ro1">
          <table:table-cell office:value-type="string">
            <text:p>עכו</text:p>
          </table:table-cell>
          <table:table-cell office:value-type="string">
            <text:p>Akko</text:p>
          </table:table-cell>
          <table:table-cell office:value-type="string">
            <text:p>Bet_Jan</text:p>
          </table:table-cell>
          <table:table-cell table:number-columns-repeated="2"/>
        </table:table-row>
        <table:table-row table:style-name="ro1">
          <table:table-cell office:value-type="string">
            <text:p>עפולה</text:p>
          </table:table-cell>
          <table:table-cell office:value-type="string">
            <text:p>Afula</text:p>
          </table:table-cell>
          <table:table-cell office:value-type="string">
            <text:p>Sderot</text:p>
          </table:table-cell>
          <table:table-cell table:number-columns-repeated="2"/>
        </table:table-row>
        <table:table-row table:style-name="ro2">
          <table:table-cell office:value-type="string">
            <text:p>פתח תקווה</text:p>
          </table:table-cell>
          <table:table-cell office:value-type="string">
            <text:p>Petah_Tikva</text:p>
          </table:table-cell>
          <table:table-cell office:value-type="string">
            <text:p>Karney_Shomron</text:p>
          </table:table-cell>
          <table:table-cell table:number-columns-repeated="2"/>
        </table:table-row>
        <table:table-row table:style-name="ro1">
          <table:table-cell office:value-type="string">
            <text:p>קדימה צורן</text:p>
          </table:table-cell>
          <table:table-cell office:value-type="string">
            <text:p>Kadima_Zoran</text:p>
          </table:table-cell>
          <table:table-cell office:value-type="string">
            <text:p>Sachnin</text:p>
          </table:table-cell>
          <table:table-cell table:number-columns-repeated="2"/>
        </table:table-row>
        <table:table-row table:style-name="ro1">
          <table:table-cell office:value-type="string">
            <text:p>קיבוץ להב</text:p>
          </table:table-cell>
          <table:table-cell office:value-type="string">
            <text:p>Lahav</text:p>
          </table:table-cell>
          <table:table-cell office:value-type="string">
            <text:p>Bne_Brak</text:p>
          </table:table-cell>
          <table:table-cell table:number-columns-repeated="2"/>
        </table:table-row>
        <table:table-row table:style-name="ro1">
          <table:table-cell office:value-type="string">
            <text:p>קיבוץ מסילות</text:p>
          </table:table-cell>
          <table:table-cell office:value-type="string">
            <text:p>Messillot</text:p>
          </table:table-cell>
          <table:table-cell office:value-type="string">
            <text:p>Maccabim_Reut</text:p>
          </table:table-cell>
          <table:table-cell table:number-columns-repeated="2"/>
        </table:table-row>
        <table:table-row table:style-name="ro1">
          <table:table-cell office:value-type="string">
            <text:p>קיבוץ שפיים</text:p>
          </table:table-cell>
          <table:table-cell office:value-type="string">
            <text:p>Shefayim</text:p>
          </table:table-cell>
          <table:table-cell office:value-type="string">
            <text:p>Natzeret_Illit</text:p>
          </table:table-cell>
          <table:table-cell table:number-columns-repeated="2"/>
        </table:table-row>
        <table:table-row table:style-name="ro1">
          <table:table-cell office:value-type="string">
            <text:p>קרני שומרון</text:p>
          </table:table-cell>
          <table:table-cell office:value-type="string">
            <text:p>Karney_Shomron</text:p>
          </table:table-cell>
          <table:table-cell office:value-type="string">
            <text:p>Shoresh</text:p>
          </table:table-cell>
          <table:table-cell table:number-columns-repeated="2"/>
        </table:table-row>
        <table:table-row table:style-name="ro1">
          <table:table-cell office:value-type="string">
            <text:p>ראש העין</text:p>
          </table:table-cell>
          <table:table-cell office:value-type="string">
            <text:p>Rosh_HaAyin</text:p>
          </table:table-cell>
          <table:table-cell office:value-type="string">
            <text:p>Um_El_Fahm</text:p>
          </table:table-cell>
          <table:table-cell table:number-columns-repeated="2"/>
        </table:table-row>
        <table:table-row table:style-name="ro1">
          <table:table-cell office:value-type="string">
            <text:p>ראשון לציון</text:p>
          </table:table-cell>
          <table:table-cell office:value-type="string">
            <text:p>Rishon_LeZyion</text:p>
          </table:table-cell>
          <table:table-cell office:value-type="string">
            <text:p>Maale_Michmash</text:p>
          </table:table-cell>
          <table:table-cell table:number-columns-repeated="2"/>
        </table:table-row>
        <table:table-row table:style-name="ro1">
          <table:table-cell office:value-type="string">
            <text:p>רחובות</text:p>
          </table:table-cell>
          <table:table-cell office:value-type="string">
            <text:p>Rehovot</text:p>
          </table:table-cell>
          <table:table-cell office:value-type="string">
            <text:p>Tveria</text:p>
          </table:table-cell>
          <table:table-cell table:number-columns-repeated="2"/>
        </table:table-row>
        <table:table-row table:style-name="ro1">
          <table:table-cell office:value-type="string">
            <text:p>רמלה</text:p>
          </table:table-cell>
          <table:table-cell office:value-type="string">
            <text:p>Ramla</text:p>
          </table:table-cell>
          <table:table-cell office:value-type="string">
            <text:p>Rehovot</text:p>
          </table:table-cell>
          <table:table-cell table:number-columns-repeated="2"/>
        </table:table-row>
        <table:table-row table:style-name="ro1">
          <table:table-cell office:value-type="string">
            <text:p>רמת גן</text:p>
          </table:table-cell>
          <table:table-cell office:value-type="string">
            <text:p>Ramat_Gan</text:p>
          </table:table-cell>
          <table:table-cell office:value-type="string">
            <text:p>Backa_El_Garbyia</text:p>
          </table:table-cell>
          <table:table-cell table:number-columns-repeated="2"/>
        </table:table-row>
        <table:table-row table:style-name="ro1">
          <table:table-cell office:value-type="string">
            <text:p>רעננה</text:p>
          </table:table-cell>
          <table:table-cell office:value-type="string">
            <text:p>Raanana</text:p>
          </table:table-cell>
          <table:table-cell office:value-type="string">
            <text:p>Netanyia</text:p>
          </table:table-cell>
          <table:table-cell table:number-columns-repeated="2"/>
        </table:table-row>
        <table:table-row table:style-name="ro1">
          <table:table-cell office:value-type="string">
            <text:p>שדרות</text:p>
          </table:table-cell>
          <table:table-cell office:value-type="string">
            <text:p>Sderot</text:p>
          </table:table-cell>
          <table:table-cell office:value-type="string">
            <text:p>Ofakim</text:p>
          </table:table-cell>
          <table:table-cell table:number-columns-repeated="2"/>
        </table:table-row>
        <table:table-row table:style-name="ro1">
          <table:table-cell office:value-type="string">
            <text:p>שוהם</text:p>
          </table:table-cell>
          <table:table-cell office:value-type="string">
            <text:p>Shoham</text:p>
          </table:table-cell>
          <table:table-cell office:value-type="string">
            <text:p>Motza_Illit</text:p>
          </table:table-cell>
          <table:table-cell table:number-columns-repeated="2"/>
        </table:table-row>
        <table:table-row table:style-name="ro1">
          <table:table-cell office:value-type="string">
            <text:p>שפרעם</text:p>
          </table:table-cell>
          <table:table-cell office:value-type="string">
            <text:p>Shefaram</text:p>
          </table:table-cell>
          <table:table-cell office:value-type="string">
            <text:p>Kefar_Azza</text:p>
          </table:table-cell>
          <table:table-cell table:number-columns-repeated="2"/>
        </table:table-row>
        <table:table-row table:style-name="ro1">
          <table:table-cell office:value-type="string">
            <text:p>תל אביב</text:p>
          </table:table-cell>
          <table:table-cell office:value-type="string">
            <text:p>Tel_Aviv</text:p>
          </table:table-cell>
          <table:table-cell office:value-type="string">
            <text:p>Even_Menachem</text:p>
          </table:table-cell>
          <table:table-cell table:number-columns-repeated="2"/>
        </table:table-row>
      </table:table>
      <table:table table:name="Sheet1" table:style-name="ta2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>
            <text:p>slug</text:p>
          </table:table-cell>
          <table:table-cell office:value-type="string">
            <text:p>name.en</text:p>
          </table:table-cell>
          <table:table-cell office:value-type="string">
            <text:p>name.he</text:p>
          </table:table-cell>
          <table:table-cell office:value-type="string">
            <text:p>roles.he</text:p>
          </table:table-cell>
          <table:table-cell office:value-type="string">
            <text:p>sex.en</text:p>
          </table:table-cell>
          <table:table-cell office:value-type="string">
            <text:p>sex.he</text:p>
          </table:table-cell>
          <table:table-cell table:style-name="Default" office:value-type="string">
            <text:p>is_current</text:p>
          </table:table-cell>
          <table:table-cell office:value-type="string">
            <text:p>party</text:p>
          </table:table-cell>
          <table:table-cell office:value-type="string">
            <text:p>img_url</text:p>
          </table:table-cell>
          <table:table-cell office:value-type="string">
            <text:p>email</text:p>
          </table:table-cell>
          <table:table-cell office:value-type="string">
            <text:p>fax</text:p>
          </table:table-cell>
          <table:table-cell office:value-type="string">
            <text:p>phone</text:p>
          </table:table-cell>
          <table:table-cell office:value-type="string">
            <text:p>place_of_residence</text:p>
          </table:table-cell>
          <table:table-cell office:value-type="string">
            <text:p>bills_stats_proposed</text:p>
          </table:table-cell>
          <table:table-cell office:value-type="string">
            <text:p>bills_stats_pre</text:p>
          </table:table-cell>
          <table:table-cell office:value-type="string">
            <text:p>bills_stats_first</text:p>
          </table:table-cell>
          <table:table-cell office:value-type="string">
            <text:p>bills_stats_approved</text:p>
          </table:table-cell>
          <table:table-cell office:value-type="string">
            <text:p>family_status.he</text:p>
          </table:table-cell>
          <table:table-cell office:value-type="string">
            <text:p>family_status.en</text:p>
          </table:table-cell>
          <table:table-cell office:value-type="string">
            <text:p>average_monthly_committee_presence</text:p>
          </table:table-cell>
          <table:table-cell office:value-type="string">
            <text:p>average_weekly_presence_hours</text:p>
          </table:table-cell>
          <table:table-cell table:style-name="Default" office:value-type="string">
            <text:p>date_of_birth</text:p>
          </table:table-cell>
          <table:table-cell office:value-type="string">
            <text:p>place_of_birth.he</text:p>
          </table:table-cell>
          <table:table-cell office:value-type="string">
            <text:p>year_of_aliyah</text:p>
          </table:table-cell>
          <table:table-cell table:style-name="Default" office:value-type="string">
            <text:p>start_date</text:p>
          </table:table-cell>
          <table:table-cell office:value-type="string">
            <text:p>number_of_children</text:p>
          </table:table-cell>
          <table:table-cell table:number-columns-repeated="18"/>
        </table:table-row>
        <table:table-row table:style-name="ro1">
          <table:table-cell office:value-type="string">
            <text:p>dicter_abraham</text:p>
          </table:table-cell>
          <table:table-cell office:value-type="string">
            <text:p>Dicter Abraham</text:p>
          </table:table-cell>
          <table:table-cell office:value-type="string">
            <text:p>אבי (משה) דיכט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dicter_abraham-s.jpg</text:p>
          </table:table-cell>
          <table:table-cell office:value-type="string">
            <text:p>adichter@knesset.gov.il</text:p>
          </table:table-cell>
          <table:table-cell office:value-type="string">
            <text:p>02-6496404</text:p>
          </table:table-cell>
          <table:table-cell office:value-type="string">
            <text:p>02-6408515</text:p>
          </table:table-cell>
          <table:table-cell office:value-type="string">
            <text:p>Ashkelo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38">
            <text:p>0.38</text:p>
          </table:table-cell>
          <table:table-cell office:value-type="float" office:value="17.5">
            <text:p>17.5</text:p>
          </table:table-cell>
          <table:table-cell office:value-type="date" office:date-value="1952-12-14">
            <text:p>14/12/52</text:p>
          </table:table-cell>
          <table:table-cell office:value-type="string">
            <text:p>אשקל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liberman_avigdor</text:p>
          </table:table-cell>
          <table:table-cell office:value-type="string">
            <text:p>Liberman Avigdor</text:p>
          </table:table-cell>
          <table:table-cell office:value-type="string">
            <text:p>אביגדור ליברמן</text:p>
          </table:table-cell>
          <table:table-cell office:value-type="string">
            <text:p>סגן ראש הממשלה, שר החוץ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iberman_avigdor-s.jpg</text:p>
          </table:table-cell>
          <table:table-cell office:value-type="string">
            <text:p>aliberman@knesset.gov.il</text:p>
          </table:table-cell>
          <table:table-cell office:value-type="string">
            <text:p>02-6408921</text:p>
          </table:table-cell>
          <table:table-cell office:value-type="string">
            <text:p>02-6408388</text:p>
          </table:table-cell>
          <table:table-cell office:value-type="string">
            <text:p>Nokdi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9">
            <text:p>0.09</text:p>
          </table:table-cell>
          <table:table-cell office:value-type="float" office:value="5.7">
            <text:p>5.7</text:p>
          </table:table-cell>
          <table:table-cell office:value-type="date" office:date-value="1958-06-05">
            <text:p>05/06/58</text:p>
          </table:table-cell>
          <table:table-cell office:value-type="string">
            <text:p>ברה”מ, ברית המועצות</text:p>
          </table:table-cell>
          <table:table-cell office:value-type="float" office:value="1978">
            <text:p>1978</text:p>
          </table:table-cell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braverman_avishay</text:p>
          </table:table-cell>
          <table:table-cell office:value-type="string">
            <text:p>Braverman Avishay</text:p>
          </table:table-cell>
          <table:table-cell office:value-type="string">
            <text:p>אבישי ברוורמ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braverman_avishay-s.jpg</text:p>
          </table:table-cell>
          <table:table-cell office:value-type="string">
            <text:p>abraverman@knesset.gov.il</text:p>
          </table:table-cell>
          <table:table-cell/>
          <table:table-cell office:value-type="string">
            <text:p>02-675-3333</text:p>
          </table:table-cell>
          <table:table-cell office:value-type="string">
            <text:p>Tel_Avi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39">
            <text:p>0.39</text:p>
          </table:table-cell>
          <table:table-cell office:value-type="float" office:value="10.3">
            <text:p>10.3</text:p>
          </table:table-cell>
          <table:table-cell office:value-type="date" office:date-value="1948-01-15">
            <text:p>15/01/4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sarsur_ibrahim</text:p>
          </table:table-cell>
          <table:table-cell office:value-type="string">
            <text:p>Sarsur Ibrahim</text:p>
          </table:table-cell>
          <table:table-cell office:value-type="string">
            <text:p>אברהים צרצו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sarsur_ibrahim-s.jpg</text:p>
          </table:table-cell>
          <table:table-cell office:value-type="string">
            <text:p>isarsur@knesset.gov.il</text:p>
          </table:table-cell>
          <table:table-cell office:value-type="string">
            <text:p>02-6408910</text:p>
          </table:table-cell>
          <table:table-cell office:value-type="string">
            <text:p>02-6408415</text:p>
          </table:table-cell>
          <table:table-cell office:value-type="string">
            <text:p>Kefar_Kassem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03">
            <text:p>1.03</text:p>
          </table:table-cell>
          <table:table-cell office:value-type="float" office:value="16.8">
            <text:p>16.8</text:p>
          </table:table-cell>
          <table:table-cell office:value-type="date" office:date-value="1959-02-02">
            <text:p>02/02/59</text:p>
          </table:table-cell>
          <table:table-cell office:value-type="string">
            <text:p>כפר קאס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michaeli_avraham</text:p>
          </table:table-cell>
          <table:table-cell office:value-type="string">
            <text:p>Michaeli Avraham</text:p>
          </table:table-cell>
          <table:table-cell office:value-type="string">
            <text:p>אברהם מיכאלי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michaeli_avraham-s.jpg</text:p>
          </table:table-cell>
          <table:table-cell office:value-type="string">
            <text:p>amichaeli@knesset.gov.il</text:p>
          </table:table-cell>
          <table:table-cell office:value-type="string">
            <text:p>02-6753961</text:p>
          </table:table-cell>
          <table:table-cell office:value-type="string">
            <text:p>02-6408128</text:p>
          </table:table-cell>
          <table:table-cell office:value-type="string">
            <text:p>Or_Yehuda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2.28">
            <text:p>22.28</text:p>
          </table:table-cell>
          <table:table-cell office:value-type="float" office:value="31.4">
            <text:p>31.4</text:p>
          </table:table-cell>
          <table:table-cell office:value-type="date" office:date-value="1957-03-29">
            <text:p>29/03/57</text:p>
          </table:table-cell>
          <table:table-cell office:value-type="string">
            <text:p>קולשי, גרוזיה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barak_ehud</text:p>
          </table:table-cell>
          <table:table-cell office:value-type="string">
            <text:p>Barak Ehud</text:p>
          </table:table-cell>
          <table:table-cell office:value-type="string">
            <text:p>אהוד ברק</text:p>
          </table:table-cell>
          <table:table-cell office:value-type="string">
            <text:p>סגן ראש הממשלה, שר הביטחון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barak_ehud-s.jpg</text:p>
          </table:table-cell>
          <table:table-cell office:value-type="string">
            <text:p>ehudb@knesset.gov.il</text:p>
          </table:table-cell>
          <table:table-cell office:value-type="string">
            <text:p>02-6496117</text:p>
          </table:table-cell>
          <table:table-cell office:value-type="string">
            <text:p>02-6753223</text:p>
          </table:table-cell>
          <table:table-cell office:value-type="string">
            <text:p>Tel_Avi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9">
            <text:p>0.09</text:p>
          </table:table-cell>
          <table:table-cell office:value-type="float" office:value="5.5">
            <text:p>5.5</text:p>
          </table:table-cell>
          <table:table-cell office:value-type="date" office:date-value="1942-02-12">
            <text:p>12/02/42</text:p>
          </table:table-cell>
          <table:table-cell office:value-type="string">
            <text:p>קיבוץ משמר השר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akunis_ofir</text:p>
          </table:table-cell>
          <table:table-cell office:value-type="string">
            <text:p>Akunis Ofir</text:p>
          </table:table-cell>
          <table:table-cell office:value-type="string">
            <text:p>אופיר אקוניס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akunis_ofir-s.jpg</text:p>
          </table:table-cell>
          <table:table-cell office:value-type="string">
            <text:p>oakunis@knesset.gov.il</text:p>
          </table:table-cell>
          <table:table-cell office:value-type="string">
            <text:p>02-6408917</text:p>
          </table:table-cell>
          <table:table-cell office:value-type="string">
            <text:p>02-6408120</text:p>
          </table:table-cell>
          <table:table-cell office:value-type="string">
            <text:p>Tel_Aviv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3.88">
            <text:p>13.88</text:p>
          </table:table-cell>
          <table:table-cell office:value-type="float" office:value="21.2">
            <text:p>21.2</text:p>
          </table:table-cell>
          <table:table-cell office:value-type="date" office:date-value="1973-05-28">
            <text:p>28/05/7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pinespaz_ofir</text:p>
          </table:table-cell>
          <table:table-cell office:value-type="string">
            <text:p>Pinespaz Ofir</text:p>
          </table:table-cell>
          <table:table-cell office:value-type="string">
            <text:p>אופיר פינס-פז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pinespaz_ofir-s.jpg</text:p>
          </table:table-cell>
          <table:table-cell office:value-type="string">
            <text:p>pinespaz@knesset.gov.il</text:p>
          </table:table-cell>
          <table:table-cell office:value-type="string">
            <text:p>02-6496172</text:p>
          </table:table-cell>
          <table:table-cell office:value-type="string">
            <text:p>02-6408809</text:p>
          </table:table-cell>
          <table:table-cell/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5.75">
            <text:p>15.75</text:p>
          </table:table-cell>
          <table:table-cell office:value-type="float" office:value="11">
            <text:p>11</text:p>
          </table:table-cell>
          <table:table-cell office:value-type="date" office:date-value="1961-07-11">
            <text:p>11/07/61</text:p>
          </table:table-cell>
          <table:table-cell office:value-type="string">
            <text:p>ראשון לצי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Orbach_Uri</text:p>
          </table:table-cell>
          <table:table-cell office:value-type="string">
            <text:p>Orbach Uri</text:p>
          </table:table-cell>
          <table:table-cell office:value-type="string">
            <text:p>אורי אורבך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bait_hayehudi</text:p>
          </table:table-cell>
          <table:table-cell office:value-type="string">
            <text:p>http://www.knesset.gov.il/mk/images/members/Orbach_Uri-s.jpg</text:p>
          </table:table-cell>
          <table:table-cell office:value-type="string">
            <text:p>uorbach@knesset.gov.il</text:p>
          </table:table-cell>
          <table:table-cell/>
          <table:table-cell office:value-type="string">
            <text:p>02-6408167</text:p>
          </table:table-cell>
          <table:table-cell office:value-type="string">
            <text:p>Modiin</text:p>
          </table:table-cell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2.53">
            <text:p>12.53</text:p>
          </table:table-cell>
          <table:table-cell office:value-type="float" office:value="22.7">
            <text:p>22.7</text:p>
          </table:table-cell>
          <table:table-cell office:value-type="date" office:date-value="1960-03-28">
            <text:p>28/03/60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ariel_uri-yehuda</text:p>
          </table:table-cell>
          <table:table-cell office:value-type="string">
            <text:p>Ariel Uri-Yehuda</text:p>
          </table:table-cell>
          <table:table-cell office:value-type="string">
            <text:p>אורי יהודה אריאל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ariel_uri-yehuda-s.jpg</text:p>
          </table:table-cell>
          <table:table-cell office:value-type="string">
            <text:p>uria@knesset.gov.il</text:p>
          </table:table-cell>
          <table:table-cell office:value-type="string">
            <text:p>02-6753738</text:p>
          </table:table-cell>
          <table:table-cell office:value-type="string">
            <text:p>02-6408101</text:p>
          </table:table-cell>
          <table:table-cell office:value-type="string">
            <text:p>Kefar_Adumim</text:p>
          </table:table-cell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8.66">
            <text:p>8.66</text:p>
          </table:table-cell>
          <table:table-cell office:value-type="float" office:value="24.5">
            <text:p>24.5</text:p>
          </table:table-cell>
          <table:table-cell office:value-type="date" office:date-value="1952-12-22">
            <text:p>22/12/52</text:p>
          </table:table-cell>
          <table:table-cell office:value-type="string">
            <text:p>עפולה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 office:value-type="string">
            <text:p>uri_maklev</text:p>
          </table:table-cell>
          <table:table-cell office:value-type="string">
            <text:p>Uri Maklev</text:p>
          </table:table-cell>
          <table:table-cell office:value-type="string">
            <text:p>אורי מקלב</text:p>
          </table:table-cell>
          <table:table-cell office:value-type="string">
            <text:p>יו"ר ועדה מיוחדת לפניות הציבו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uri_maklev-s.jpg</text:p>
          </table:table-cell>
          <table:table-cell office:value-type="string">
            <text:p>umaklev@knesset.gov.il</text:p>
          </table:table-cell>
          <table:table-cell office:value-type="string">
            <text:p>02-6496514</text:p>
          </table:table-cell>
          <table:table-cell office:value-type="string">
            <text:p>02-6408134</text:p>
          </table:table-cell>
          <table:table-cell office:value-type="string">
            <text:p>Jerusalem</text:p>
          </table:table-cell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3.15">
            <text:p>13.15</text:p>
          </table:table-cell>
          <table:table-cell office:value-type="float" office:value="35.3">
            <text:p>35.3</text:p>
          </table:table-cell>
          <table:table-cell office:value-type="date" office:date-value="1957-01-10">
            <text:p>10/01/57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Zuaretz_Orit</text:p>
          </table:table-cell>
          <table:table-cell office:value-type="string">
            <text:p>Zuaretz Orit</text:p>
          </table:table-cell>
          <table:table-cell office:value-type="string">
            <text:p>אורית זוארץ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Zuaretz_Orit-s.jpg</text:p>
          </table:table-cell>
          <table:table-cell office:value-type="string">
            <text:p>ozuaretz@knesset.gov.il</text:p>
          </table:table-cell>
          <table:table-cell office:value-type="string">
            <text:p>02-6496586</text:p>
          </table:table-cell>
          <table:table-cell office:value-type="string">
            <text:p>02-6753333</text:p>
          </table:table-cell>
          <table:table-cell office:value-type="string">
            <text:p>Kadima_Zoran</text:p>
          </table:table-cell>
          <table:table-cell office:value-type="float" office:value="79">
            <text:p>7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5.23">
            <text:p>5.23</text:p>
          </table:table-cell>
          <table:table-cell office:value-type="float" office:value="19.5">
            <text:p>19.5</text:p>
          </table:table-cell>
          <table:table-cell office:value-type="date" office:date-value="1967-02-21">
            <text:p>21/02/67</text:p>
          </table:table-cell>
          <table:table-cell office:value-type="string">
            <text:p>ברית המועצות</text:p>
          </table:table-cell>
          <table:table-cell office:value-type="float" office:value="1971">
            <text:p>1971</text:p>
          </table:table-cell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noked_orit</text:p>
          </table:table-cell>
          <table:table-cell office:value-type="string">
            <text:p>Noked Orit</text:p>
          </table:table-cell>
          <table:table-cell office:value-type="string">
            <text:p>אורית נוקד</text:p>
          </table:table-cell>
          <table:table-cell office:value-type="string">
            <text:p>שרת החקלאות ופיתוח הכפר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noked_orit-s.jpg</text:p>
          </table:table-cell>
          <table:table-cell office:value-type="string">
            <text:p>oritn@knesset.gov.il</text:p>
          </table:table-cell>
          <table:table-cell office:value-type="string">
            <text:p>02-6408913</text:p>
          </table:table-cell>
          <table:table-cell office:value-type="string">
            <text:p>02-6408424</text:p>
          </table:table-cell>
          <table:table-cell office:value-type="string">
            <text:p>Shefayim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71">
            <text:p>0.71</text:p>
          </table:table-cell>
          <table:table-cell office:value-type="float" office:value="7.5">
            <text:p>7.5</text:p>
          </table:table-cell>
          <table:table-cell office:value-type="date" office:date-value="1952-10-25">
            <text:p>25/10/52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Levy_Orli</text:p>
          </table:table-cell>
          <table:table-cell office:value-type="string">
            <text:p>Levy Orli</text:p>
          </table:table-cell>
          <table:table-cell office:value-type="string">
            <text:p>אורלי לוי-אבקסיס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evy_Orli-s.jpg</text:p>
          </table:table-cell>
          <table:table-cell office:value-type="string">
            <text:p>olevy@knesset.gov.il</text:p>
          </table:table-cell>
          <table:table-cell office:value-type="string">
            <text:p>02-6753570</text:p>
          </table:table-cell>
          <table:table-cell office:value-type="string">
            <text:p>02-6408895</text:p>
          </table:table-cell>
          <table:table-cell office:value-type="string">
            <text:p>Messillot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9.29">
            <text:p>9.29</text:p>
          </table:table-cell>
          <table:table-cell office:value-type="float" office:value="15.5">
            <text:p>15.5</text:p>
          </table:table-cell>
          <table:table-cell office:value-type="date" office:date-value="1973-11-11">
            <text:p>11/11/7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tibi_ahmed</text:p>
          </table:table-cell>
          <table:table-cell office:value-type="string">
            <text:p>Tibi Ahmed</text:p>
          </table:table-cell>
          <table:table-cell office:value-type="string">
            <text:p>אחמד טיבי</text:p>
          </table:table-cell>
          <table:table-cell office:value-type="string">
            <text:p>יו"ר ועדת חקירה פרלמנטרית בנושא קליטת עובדים ערבים בשירות הציבורי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tibi_ahmed-s.jpg</text:p>
          </table:table-cell>
          <table:table-cell office:value-type="string">
            <text:p>atibi@knesset.gov.il</text:p>
          </table:table-cell>
          <table:table-cell office:value-type="string">
            <text:p>02-6496199</text:p>
          </table:table-cell>
          <table:table-cell office:value-type="string">
            <text:p>02-6408335</text:p>
          </table:table-cell>
          <table:table-cell office:value-type="string">
            <text:p>Taybe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6.68">
            <text:p>6.68</text:p>
          </table:table-cell>
          <table:table-cell office:value-type="float" office:value="16.6">
            <text:p>16.6</text:p>
          </table:table-cell>
          <table:table-cell office:value-type="date" office:date-value="1958-12-19">
            <text:p>19/12/5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kara_ayoob</text:p>
          </table:table-cell>
          <table:table-cell office:value-type="string">
            <text:p>Kara Ayoob</text:p>
          </table:table-cell>
          <table:table-cell office:value-type="string">
            <text:p>איוב קרא</text:p>
          </table:table-cell>
          <table:table-cell office:value-type="string">
            <text:p>סגן שר לפיתוח הנגב והגליל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kara_ayoob-s.jpg</text:p>
          </table:table-cell>
          <table:table-cell office:value-type="string">
            <text:p>akara@KNESSET.GOV.IL</text:p>
          </table:table-cell>
          <table:table-cell office:value-type="string">
            <text:p>02-6496127</text:p>
          </table:table-cell>
          <table:table-cell office:value-type="string">
            <text:p>02-6408193</text:p>
          </table:table-cell>
          <table:table-cell office:value-type="string">
            <text:p>Dalyat_El_Karmel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7">
            <text:p>0.7</text:p>
          </table:table-cell>
          <table:table-cell office:value-type="float" office:value="12.9">
            <text:p>12.9</text:p>
          </table:table-cell>
          <table:table-cell office:value-type="date" office:date-value="1955-03-12">
            <text:p>12/03/5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gilon_ilan</text:p>
          </table:table-cell>
          <table:table-cell office:value-type="string">
            <text:p>Gilon Ilan</text:p>
          </table:table-cell>
          <table:table-cell office:value-type="string">
            <text:p>אילן גילא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meretz</text:p>
          </table:table-cell>
          <table:table-cell office:value-type="string">
            <text:p>http://www.knesset.gov.il/mk/images/members/gilon_ilan-s.jpg</text:p>
          </table:table-cell>
          <table:table-cell office:value-type="string">
            <text:p>igilon@knesset.gov.il</text:p>
          </table:table-cell>
          <table:table-cell/>
          <table:table-cell office:value-type="string">
            <text:p>02-6408403</text:p>
          </table:table-cell>
          <table:table-cell office:value-type="string">
            <text:p>Ashdod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9.03">
            <text:p>9.03</text:p>
          </table:table-cell>
          <table:table-cell office:value-type="float" office:value="17.7">
            <text:p>17.7</text:p>
          </table:table-cell>
          <table:table-cell office:value-type="date" office:date-value="1956-05-12">
            <text:p>12/05/56</text:p>
          </table:table-cell>
          <table:table-cell office:value-type="string">
            <text:p>רומנ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cabel_eitan</text:p>
          </table:table-cell>
          <table:table-cell office:value-type="string">
            <text:p>Cabel Eitan</text:p>
          </table:table-cell>
          <table:table-cell office:value-type="string">
            <text:p>איתן כבל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cabel_eitan-s.jpg</text:p>
          </table:table-cell>
          <table:table-cell office:value-type="string">
            <text:p>ecabel@knesset.gov.il</text:p>
          </table:table-cell>
          <table:table-cell office:value-type="string">
            <text:p>02-6496118</text:p>
          </table:table-cell>
          <table:table-cell office:value-type="string">
            <text:p>02-6408838</text:p>
          </table:table-cell>
          <table:table-cell office:value-type="string">
            <text:p>Rosh_HaAyin</text:p>
          </table:table-cell>
          <table:table-cell office:value-type="float" office:value="105">
            <text:p>10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22">
            <text:p>5.22</text:p>
          </table:table-cell>
          <table:table-cell office:value-type="float" office:value="17.8">
            <text:p>17.8</text:p>
          </table:table-cell>
          <table:table-cell office:value-type="date" office:date-value="1959-08-23">
            <text:p>23/08/59</text:p>
          </table:table-cell>
          <table:table-cell office:value-type="string">
            <text:p>ראש העי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aflalo_eli</text:p>
          </table:table-cell>
          <table:table-cell office:value-type="string">
            <text:p>Aflalo Eli</text:p>
          </table:table-cell>
          <table:table-cell office:value-type="string">
            <text:p>אלי אפללו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aflalo_eli-s.jpg</text:p>
          </table:table-cell>
          <table:table-cell office:value-type="string">
            <text:p>eaflalo@knesset.gov.il</text:p>
          </table:table-cell>
          <table:table-cell office:value-type="string">
            <text:p>02-6496164</text:p>
          </table:table-cell>
          <table:table-cell office:value-type="string">
            <text:p>02-6408468</text:p>
          </table:table-cell>
          <table:table-cell office:value-type="string">
            <text:p>Afula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.54">
            <text:p>3.54</text:p>
          </table:table-cell>
          <table:table-cell office:value-type="float" office:value="10.5">
            <text:p>10.5</text:p>
          </table:table-cell>
          <table:table-cell office:value-type="date" office:date-value="1952-09-08">
            <text:p>08/09/52</text:p>
          </table:table-cell>
          <table:table-cell office:value-type="string">
            <text:p>קזבלנקה, מרוקו</text:p>
          </table:table-cell>
          <table:table-cell office:value-type="float" office:value="1962">
            <text:p>1962</text:p>
          </table:table-cell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yishai_eli</text:p>
          </table:table-cell>
          <table:table-cell office:value-type="string">
            <text:p>Yishai Eli</text:p>
          </table:table-cell>
          <table:table-cell office:value-type="string">
            <text:p>אליהו ישי</text:p>
          </table:table-cell>
          <table:table-cell office:value-type="string">
            <text:p>סגן ראש הממשלה, שר הפנ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yishai_eli-s.jpg</text:p>
          </table:table-cell>
          <table:table-cell office:value-type="string">
            <text:p>eyishay@knesset.gov.il</text:p>
          </table:table-cell>
          <table:table-cell office:value-type="string">
            <text:p>02-6662909</text:p>
          </table:table-cell>
          <table:table-cell office:value-type="string">
            <text:p>02-6408406</text:p>
          </table:table-cell>
          <table:table-cell office:value-type="string">
            <text:p>Jerusalem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4">
            <text:p>0.04</text:p>
          </table:table-cell>
          <table:table-cell office:value-type="float" office:value="5.4">
            <text:p>5.4</text:p>
          </table:table-cell>
          <table:table-cell office:value-type="date" office:date-value="1962-12-26">
            <text:p>26/12/62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Miller_Alex</text:p>
          </table:table-cell>
          <table:table-cell office:value-type="string">
            <text:p>Miller Alex</text:p>
          </table:table-cell>
          <table:table-cell office:value-type="string">
            <text:p>אלכס מילר</text:p>
          </table:table-cell>
          <table:table-cell office:value-type="string">
            <text:p>יו"ר ועדת החינוך, התרבות והספורט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iller_Alex-s.jpg</text:p>
          </table:table-cell>
          <table:table-cell office:value-type="string">
            <text:p>amiller@knesset.gov.il</text:p>
          </table:table-cell>
          <table:table-cell office:value-type="string">
            <text:p>02-6496479</text:p>
          </table:table-cell>
          <table:table-cell office:value-type="string">
            <text:p>02-6408017</text:p>
          </table:table-cell>
          <table:table-cell office:value-type="string">
            <text:p>Ariel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9.2">
            <text:p>19.2</text:p>
          </table:table-cell>
          <table:table-cell office:value-type="float" office:value="20.2">
            <text:p>20.2</text:p>
          </table:table-cell>
          <table:table-cell office:value-type="date" office:date-value="1977-04-04">
            <text:p>04/04/77</text:p>
          </table:table-cell>
          <table:table-cell office:value-type="string">
            <text:p>מוסקבה, ברית המועצות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cohen_amnon</text:p>
          </table:table-cell>
          <table:table-cell office:value-type="string">
            <text:p>Cohen Amnon</text:p>
          </table:table-cell>
          <table:table-cell office:value-type="string">
            <text:p>אמנון כה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cohen_amnon-s.jpg</text:p>
          </table:table-cell>
          <table:table-cell office:value-type="string">
            <text:p>amncohen@knesset.gov.il</text:p>
          </table:table-cell>
          <table:table-cell office:value-type="string">
            <text:p>02-6408927</text:p>
          </table:table-cell>
          <table:table-cell office:value-type="string">
            <text:p>02-6408372</text:p>
          </table:table-cell>
          <table:table-cell office:value-type="string">
            <text:p>Ramla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0.23">
            <text:p>20.23</text:p>
          </table:table-cell>
          <table:table-cell office:value-type="float" office:value="18.9">
            <text:p>18.9</text:p>
          </table:table-cell>
          <table:table-cell office:value-type="date" office:date-value="1960-06-01">
            <text:p>01/06/60</text:p>
          </table:table-cell>
          <table:table-cell office:value-type="string">
            <text:p>אוזבקיסטן</text:p>
          </table:table-cell>
          <table:table-cell office:value-type="float" office:value="1973">
            <text:p>1973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Michaeli_Anastassia</text:p>
          </table:table-cell>
          <table:table-cell office:value-type="string">
            <text:p>Michaeli Anastassia</text:p>
          </table:table-cell>
          <table:table-cell office:value-type="string">
            <text:p>אנסטסיה מיכאלי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ichaeli_Anastassia-s.jpg</text:p>
          </table:table-cell>
          <table:table-cell office:value-type="string">
            <text:p>anmichaely@knesset.gov.il</text:p>
          </table:table-cell>
          <table:table-cell office:value-type="string">
            <text:p>02-6753631</text:p>
          </table:table-cell>
          <table:table-cell office:value-type="string">
            <text:p>02-6408148</text:p>
          </table:table-cell>
          <table:table-cell office:value-type="string">
            <text:p>Rishon_LeZyion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6.15">
            <text:p>6.15</text:p>
          </table:table-cell>
          <table:table-cell office:value-type="float" office:value="19.2">
            <text:p>19.2</text:p>
          </table:table-cell>
          <table:table-cell office:value-type="date" office:date-value="1975-07-12">
            <text:p>12/07/75</text:p>
          </table:table-cell>
          <table:table-cell office:value-type="string">
            <text:p>סנט פטרבורג, רוס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8">
            <text:p>8</text:p>
          </table:table-cell>
          <table:table-cell table:number-columns-repeated="18"/>
        </table:table-row>
        <table:table-row table:style-name="ro1">
          <table:table-cell office:value-type="string">
            <text:p>atias_ariel</text:p>
          </table:table-cell>
          <table:table-cell office:value-type="string">
            <text:p>Atias Ariel</text:p>
          </table:table-cell>
          <table:table-cell office:value-type="string">
            <text:p>אריאל אטיאס</text:p>
          </table:table-cell>
          <table:table-cell office:value-type="string">
            <text:p>שר הבינוי והשיכון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atias_ariel-s.jpg</text:p>
          </table:table-cell>
          <table:table-cell office:value-type="string">
            <text:p>aatias@knesset.gov.il</text:p>
          </table:table-cell>
          <table:table-cell office:value-type="string">
            <text:p>02-6753934</text:p>
          </table:table-cell>
          <table:table-cell office:value-type="string">
            <text:p>02-6753220</text:p>
          </table:table-cell>
          <table:table-cell office:value-type="string">
            <text:p>Jerusalem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61">
            <text:p>0.61</text:p>
          </table:table-cell>
          <table:table-cell office:value-type="float" office:value="9.5">
            <text:p>9.5</text:p>
          </table:table-cell>
          <table:table-cell office:value-type="date" office:date-value="1970-11-13">
            <text:p>13/11/70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eldad_aryeh</text:p>
          </table:table-cell>
          <table:table-cell office:value-type="string">
            <text:p>Eldad Aryeh</text:p>
          </table:table-cell>
          <table:table-cell office:value-type="string">
            <text:p>אריה אלדד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eldad_aryeh-s.jpg</text:p>
          </table:table-cell>
          <table:table-cell office:value-type="string">
            <text:p>aeldad@knesset.gov.il</text:p>
          </table:table-cell>
          <table:table-cell office:value-type="string">
            <text:p>02-6496011</text:p>
          </table:table-cell>
          <table:table-cell office:value-type="string">
            <text:p>02-6408433</text:p>
          </table:table-cell>
          <table:table-cell office:value-type="string">
            <text:p>Kefar_Adumim</text:p>
          </table:table-cell>
          <table:table-cell office:value-type="float" office:value="135">
            <text:p>13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7.29">
            <text:p>7.29</text:p>
          </table:table-cell>
          <table:table-cell office:value-type="float" office:value="27.9">
            <text:p>27.9</text:p>
          </table:table-cell>
          <table:table-cell office:value-type="date" office:date-value="1950-05-01">
            <text:p>01/05/50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Bibi_Arie</text:p>
          </table:table-cell>
          <table:table-cell office:value-type="string">
            <text:p>Bibi Arie</text:p>
          </table:table-cell>
          <table:table-cell office:value-type="string">
            <text:p>אריה ביב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ibi_Arie-s.jpg</text:p>
          </table:table-cell>
          <table:table-cell office:value-type="string">
            <text:p>abibi@knesset.gov.il</text:p>
          </table:table-cell>
          <table:table-cell office:value-type="string">
            <text:p>02-6753363</text:p>
          </table:table-cell>
          <table:table-cell office:value-type="string">
            <text:p>02-6408034</text:p>
          </table:table-cell>
          <table:table-cell office:value-type="string">
            <text:p>Petah_Tikva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0.1">
            <text:p>10.1</text:p>
          </table:table-cell>
          <table:table-cell office:value-type="float" office:value="17.1">
            <text:p>17.1</text:p>
          </table:table-cell>
          <table:table-cell office:value-type="date" office:date-value="1943-04-28">
            <text:p>28/04/43</text:p>
          </table:table-cell>
          <table:table-cell office:value-type="string">
            <text:p>עיראק</text:p>
          </table:table-cell>
          <table:table-cell office:value-type="float" office:value="1950">
            <text:p>1950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beneliezer_binyamin</text:p>
          </table:table-cell>
          <table:table-cell office:value-type="string">
            <text:p>Beneliezer Binyamin</text:p>
          </table:table-cell>
          <table:table-cell office:value-type="string">
            <text:p>בנימין (פואד) בן-אליעז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beneliezer_binyamin-s.jpg</text:p>
          </table:table-cell>
          <table:table-cell office:value-type="string">
            <text:p>binyaminb@knesset.gov.il</text:p>
          </table:table-cell>
          <table:table-cell/>
          <table:table-cell office:value-type="string">
            <text:p>02-6408371</text:p>
          </table:table-cell>
          <table:table-cell office:value-type="string">
            <text:p>Rishon_LeZyio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date" office:date-value="1936-02-12">
            <text:p>12/02/36</text:p>
          </table:table-cell>
          <table:table-cell office:value-type="string">
            <text:p>בצרה, עיראק</text:p>
          </table:table-cell>
          <table:table-cell office:value-type="float" office:value="1950">
            <text:p>1950</text:p>
          </table:table-cell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netanyahu_bibi</text:p>
          </table:table-cell>
          <table:table-cell office:value-type="string">
            <text:p>Netanyahu Bibi</text:p>
          </table:table-cell>
          <table:table-cell office:value-type="string">
            <text:p>בנימין נתניהו</text:p>
          </table:table-cell>
          <table:table-cell office:value-type="string">
            <text:p>ראש ממשלה, שר לאסטרטגיה כלכלית, שר לענייני גמלאים, שר הבריא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netanyahu_bibi-s.jpg</text:p>
          </table:table-cell>
          <table:table-cell office:value-type="string">
            <text:p>bnetanyahu@knesset.gov.il</text:p>
          </table:table-cell>
          <table:table-cell office:value-type="string">
            <text:p>02-6496659</text:p>
          </table:table-cell>
          <table:table-cell office:value-type="string">
            <text:p>02-6408456</text:p>
          </table:table-cell>
          <table:table-cell office:value-type="string">
            <text:p>Jerusalem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4">
            <text:p>0.04</text:p>
          </table:table-cell>
          <table:table-cell office:value-type="float" office:value="6.8">
            <text:p>6.8</text:p>
          </table:table-cell>
          <table:table-cell office:value-type="date" office:date-value="1949-10-21">
            <text:p>21/10/49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zahalka_jamal</text:p>
          </table:table-cell>
          <table:table-cell office:value-type="string">
            <text:p>Zahalka Jamal</text:p>
          </table:table-cell>
          <table:table-cell office:value-type="string">
            <text:p>ג`מאל זחאלק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balad</text:p>
          </table:table-cell>
          <table:table-cell office:value-type="string">
            <text:p>http://www.knesset.gov.il/mk/images/members/zahalka_jamal-s.jpg</text:p>
          </table:table-cell>
          <table:table-cell office:value-type="string">
            <text:p>jzhalka@knesset.gov.il</text:p>
          </table:table-cell>
          <table:table-cell office:value-type="string">
            <text:p>02-6753182</text:p>
          </table:table-cell>
          <table:table-cell office:value-type="string">
            <text:p>02-6408309</text:p>
          </table:table-cell>
          <table:table-cell office:value-type="string">
            <text:p>Kefar_Karaa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3.55">
            <text:p>3.55</text:p>
          </table:table-cell>
          <table:table-cell office:value-type="float" office:value="14.6">
            <text:p>14.6</text:p>
          </table:table-cell>
          <table:table-cell office:value-type="date" office:date-value="1955-01-11">
            <text:p>11/01/5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saar_gidon</text:p>
          </table:table-cell>
          <table:table-cell office:value-type="string">
            <text:p>Saar Gidon</text:p>
          </table:table-cell>
          <table:table-cell office:value-type="string">
            <text:p>גדעון סער</text:p>
          </table:table-cell>
          <table:table-cell office:value-type="string">
            <text:p>שר החינוך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aar_gidon-s.jpg</text:p>
          </table:table-cell>
          <table:table-cell office:value-type="string">
            <text:p>gsaar@knesset.gov.il</text:p>
          </table:table-cell>
          <table:table-cell office:value-type="string">
            <text:p>02-6753525</text:p>
          </table:table-cell>
          <table:table-cell office:value-type="string">
            <text:p>02-6408131</text:p>
          </table:table-cell>
          <table:table-cell office:value-type="string">
            <text:p>Tel_Avi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">
            <text:p>2</text:p>
          </table:table-cell>
          <table:table-cell office:value-type="float" office:value="9.4">
            <text:p>9.4</text:p>
          </table:table-cell>
          <table:table-cell office:value-type="date" office:date-value="1966-12-09">
            <text:p>09/12/66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ezra_gidon</text:p>
          </table:table-cell>
          <table:table-cell office:value-type="string">
            <text:p>Ezra Gidon</text:p>
          </table:table-cell>
          <table:table-cell office:value-type="string">
            <text:p>גדעון עזרא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ezra_gidon-s.jpg</text:p>
          </table:table-cell>
          <table:table-cell office:value-type="string">
            <text:p>gezra@knesset.gov.il</text:p>
          </table:table-cell>
          <table:table-cell office:value-type="string">
            <text:p>02-6753510</text:p>
          </table:table-cell>
          <table:table-cell office:value-type="string">
            <text:p>02-6753800</text:p>
          </table:table-cell>
          <table:table-cell office:value-type="string">
            <text:p>Kochav_Yair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.66">
            <text:p>2.66</text:p>
          </table:table-cell>
          <table:table-cell office:value-type="float" office:value="20.2">
            <text:p>20.2</text:p>
          </table:table-cell>
          <table:table-cell office:value-type="date" office:date-value="1937-06-30">
            <text:p>30/06/37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gamliel_gila</text:p>
          </table:table-cell>
          <table:table-cell office:value-type="string">
            <text:p>Gamliel Gila</text:p>
          </table:table-cell>
          <table:table-cell office:value-type="string">
            <text:p>גילה גמליאל</text:p>
          </table:table-cell>
          <table:table-cell office:value-type="string">
            <text:p>סגנית שר לקידום צעירים, סטודנטים ונשים במשרד ראש הממשל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gamliel_gila-s.jpg</text:p>
          </table:table-cell>
          <table:table-cell office:value-type="string">
            <text:p>ggamliel@knesset.gov.il</text:p>
          </table:table-cell>
          <table:table-cell office:value-type="string">
            <text:p>02-6408928</text:p>
          </table:table-cell>
          <table:table-cell office:value-type="string">
            <text:p>02-6408463</text:p>
          </table:table-cell>
          <table:table-cell office:value-type="string">
            <text:p>Tel_Aviv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46">
            <text:p>0.46</text:p>
          </table:table-cell>
          <table:table-cell office:value-type="float" office:value="7">
            <text:p>7</text:p>
          </table:table-cell>
          <table:table-cell office:value-type="date" office:date-value="1974-02-24">
            <text:p>24/02/74</text:p>
          </table:table-cell>
          <table:table-cell office:value-type="string">
            <text:p>גדרה, 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erdan_gilad</text:p>
          </table:table-cell>
          <table:table-cell office:value-type="string">
            <text:p>Erdan Gilad</text:p>
          </table:table-cell>
          <table:table-cell office:value-type="string">
            <text:p>גלעד ארדן</text:p>
          </table:table-cell>
          <table:table-cell office:value-type="string">
            <text:p>שר להגנת הסביב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rdan_gilad-s.jpg</text:p>
          </table:table-cell>
          <table:table-cell office:value-type="string">
            <text:p>gerdan@knesset.gov.il</text:p>
          </table:table-cell>
          <table:table-cell office:value-type="string">
            <text:p>02-6753982</text:p>
          </table:table-cell>
          <table:table-cell office:value-type="string">
            <text:p>02-6753333</text:p>
          </table:table-cell>
          <table:table-cell office:value-type="string">
            <text:p>Ashkelo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3">
            <text:p>1.3</text:p>
          </table:table-cell>
          <table:table-cell office:value-type="float" office:value="10.1">
            <text:p>10.1</text:p>
          </table:table-cell>
          <table:table-cell office:value-type="date" office:date-value="1970-09-30">
            <text:p>30/09/70</text:p>
          </table:table-cell>
          <table:table-cell office:value-type="string">
            <text:p>אשקל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khenin_dov</text:p>
          </table:table-cell>
          <table:table-cell office:value-type="string">
            <text:p>Khenin Dov</text:p>
          </table:table-cell>
          <table:table-cell office:value-type="string">
            <text:p>דב חני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khenin_dov-s.jpg</text:p>
          </table:table-cell>
          <table:table-cell office:value-type="string">
            <text:p>dhanin@knesset.gov.il</text:p>
          </table:table-cell>
          <table:table-cell office:value-type="string">
            <text:p>02-6753931</text:p>
          </table:table-cell>
          <table:table-cell office:value-type="string">
            <text:p>02-6408125</text:p>
          </table:table-cell>
          <table:table-cell office:value-type="string">
            <text:p>Tel_Aviv</text:p>
          </table:table-cell>
          <table:table-cell office:value-type="float" office:value="363">
            <text:p>36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8.31">
            <text:p>18.31</text:p>
          </table:table-cell>
          <table:table-cell office:value-type="float" office:value="20.4">
            <text:p>20.4</text:p>
          </table:table-cell>
          <table:table-cell office:value-type="date" office:date-value="1958-01-10">
            <text:p>10/01/58</text:p>
          </table:table-cell>
          <table:table-cell office:value-type="string">
            <text:p>פתח-תקווה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azoulay_david</text:p>
          </table:table-cell>
          <table:table-cell office:value-type="string">
            <text:p>Azoulay David</text:p>
          </table:table-cell>
          <table:table-cell office:value-type="string">
            <text:p>דוד אזולאי</text:p>
          </table:table-cell>
          <table:table-cell office:value-type="string">
            <text:p>יו"ר ועדת הפנים והגנת הסביב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azoulay_david-s.jpg</text:p>
          </table:table-cell>
          <table:table-cell office:value-type="string">
            <text:p>dazulay@knesset.gov.il</text:p>
          </table:table-cell>
          <table:table-cell office:value-type="string">
            <text:p>02-6753908</text:p>
          </table:table-cell>
          <table:table-cell office:value-type="string">
            <text:p>02-6408453</text:p>
          </table:table-cell>
          <table:table-cell office:value-type="string">
            <text:p>Akko</text:p>
          </table:table-cell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4.61">
            <text:p>14.61</text:p>
          </table:table-cell>
          <table:table-cell office:value-type="float" office:value="20.8">
            <text:p>20.8</text:p>
          </table:table-cell>
          <table:table-cell office:value-type="date" office:date-value="1954-05-05">
            <text:p>05/05/54</text:p>
          </table:table-cell>
          <table:table-cell office:value-type="string">
            <text:p>מרוקו</text:p>
          </table:table-cell>
          <table:table-cell office:value-type="float" office:value="1963">
            <text:p>1963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David_Rotem</text:p>
          </table:table-cell>
          <table:table-cell office:value-type="string">
            <text:p>David Rotem</text:p>
          </table:table-cell>
          <table:table-cell office:value-type="string">
            <text:p>דוד רותם</text:p>
          </table:table-cell>
          <table:table-cell office:value-type="string">
            <text:p>יו"ר ועדת החוקה, חוק ומשפט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David_Rotem-s.jpg</text:p>
          </table:table-cell>
          <table:table-cell office:value-type="string">
            <text:p>drotem@knesset.gov.il</text:p>
          </table:table-cell>
          <table:table-cell office:value-type="string">
            <text:p>02-6496506</text:p>
          </table:table-cell>
          <table:table-cell office:value-type="string">
            <text:p>02-6408317</text:p>
          </table:table-cell>
          <table:table-cell office:value-type="string">
            <text:p>Efrat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8.8">
            <text:p>18.8</text:p>
          </table:table-cell>
          <table:table-cell office:value-type="float" office:value="37.9">
            <text:p>37.9</text:p>
          </table:table-cell>
          <table:table-cell office:value-type="date" office:date-value="1949-01-11">
            <text:p>11/01/49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itzik_dalia</text:p>
          </table:table-cell>
          <table:table-cell office:value-type="string">
            <text:p>Itzik Dalia</text:p>
          </table:table-cell>
          <table:table-cell office:value-type="string">
            <text:p>דליה איציק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itzik_dalia-s.jpg</text:p>
          </table:table-cell>
          <table:table-cell office:value-type="string">
            <text:p>dizik@knesset.gov.il</text:p>
          </table:table-cell>
          <table:table-cell office:value-type="string">
            <text:p>02-6496193</text:p>
          </table:table-cell>
          <table:table-cell office:value-type="string">
            <text:p>02-6408866</text:p>
          </table:table-cell>
          <table:table-cell office:value-type="string">
            <text:p>Jerusalem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64">
            <text:p>0.64</text:p>
          </table:table-cell>
          <table:table-cell office:value-type="float" office:value="12.8">
            <text:p>12.8</text:p>
          </table:table-cell>
          <table:table-cell office:value-type="date" office:date-value="1952-10-20">
            <text:p>20/10/52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meridor_dan</text:p>
          </table:table-cell>
          <table:table-cell office:value-type="string">
            <text:p>Meridor Dan</text:p>
          </table:table-cell>
          <table:table-cell office:value-type="string">
            <text:p>דן מרידור</text:p>
          </table:table-cell>
          <table:table-cell office:value-type="string">
            <text:p>סגן ראש הממשלה, שר המופקד על שירותי המודיעין והוועדה לאנרגיה אטומי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meridor_dan-s.jpg</text:p>
          </table:table-cell>
          <table:table-cell office:value-type="string">
            <text:p>dmeridor@KNESSET.GOV.IL</text:p>
          </table:table-cell>
          <table:table-cell/>
          <table:table-cell office:value-type="string">
            <text:p>02-6408395</text:p>
          </table:table-cell>
          <table:table-cell office:value-type="string">
            <text:p>Jerusalem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4">
            <text:p>0.04</text:p>
          </table:table-cell>
          <table:table-cell office:value-type="float" office:value="6">
            <text:p>6</text:p>
          </table:table-cell>
          <table:table-cell office:value-type="date" office:date-value="1947-04-23">
            <text:p>23/04/47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danon_danny</text:p>
          </table:table-cell>
          <table:table-cell office:value-type="string">
            <text:p>Danon Danny</text:p>
          </table:table-cell>
          <table:table-cell office:value-type="string">
            <text:p>דני דנון</text:p>
          </table:table-cell>
          <table:table-cell office:value-type="string">
            <text:p>יו"ר ועדת העלייה, הקליטה והתפוצ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danon_danny-s.jpg</text:p>
          </table:table-cell>
          <table:table-cell office:value-type="string">
            <text:p>ddanon@knesset.gov.il</text:p>
          </table:table-cell>
          <table:table-cell/>
          <table:table-cell office:value-type="string">
            <text:p>02-6408699</text:p>
          </table:table-cell>
          <table:table-cell office:value-type="string">
            <text:p>Mishmeret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9.21">
            <text:p>9.21</text:p>
          </table:table-cell>
          <table:table-cell office:value-type="float" office:value="17.5">
            <text:p>17.5</text:p>
          </table:table-cell>
          <table:table-cell office:value-type="date" office:date-value="1971-05-08">
            <text:p>08/05/71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Ayalon_Daniel</text:p>
          </table:table-cell>
          <table:table-cell office:value-type="string">
            <text:p>Ayalon Daniel</text:p>
          </table:table-cell>
          <table:table-cell office:value-type="string">
            <text:p>דניאל אילון</text:p>
          </table:table-cell>
          <table:table-cell office:value-type="string">
            <text:p>סגן שר החוץ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Ayalon_Daniel-s.jpg</text:p>
          </table:table-cell>
          <table:table-cell office:value-type="string">
            <text:p>dayalon@knesset.gov.il</text:p>
          </table:table-cell>
          <table:table-cell/>
          <table:table-cell office:value-type="string">
            <text:p>02-6408010</text:p>
          </table:table-cell>
          <table:table-cell office:value-type="string">
            <text:p>Hod_HaSharon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22">
            <text:p>0.22</text:p>
          </table:table-cell>
          <table:table-cell office:value-type="float" office:value="8.5">
            <text:p>8.5</text:p>
          </table:table-cell>
          <table:table-cell office:value-type="date" office:date-value="1955-12-17">
            <text:p>17/12/5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Ben_Simon_Daniel</text:p>
          </table:table-cell>
          <table:table-cell office:value-type="string">
            <text:p>Ben Simon Daniel</text:p>
          </table:table-cell>
          <table:table-cell office:value-type="string">
            <text:p>דניאל בן-סימ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Ben_Simon_Daniel-s.jpg</text:p>
          </table:table-cell>
          <table:table-cell office:value-type="string">
            <text:p>dbensimon@knesset.gov.il</text:p>
          </table:table-cell>
          <table:table-cell/>
          <table:table-cell office:value-type="string">
            <text:p>02-6408850</text:p>
          </table:table-cell>
          <table:table-cell office:value-type="string">
            <text:p>Tel_Aviv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גרוש</text:p>
          </table:table-cell>
          <table:table-cell office:value-type="string">
            <text:p>Divorced</text:p>
          </table:table-cell>
          <table:table-cell office:value-type="float" office:value="4.33">
            <text:p>4.33</text:p>
          </table:table-cell>
          <table:table-cell office:value-type="float" office:value="15.1">
            <text:p>15.1</text:p>
          </table:table-cell>
          <table:table-cell office:value-type="date" office:date-value="1954-04-29">
            <text:p>29/04/54</text:p>
          </table:table-cell>
          <table:table-cell office:value-type="string">
            <text:p>מרוקו</text:p>
          </table:table-cell>
          <table:table-cell office:value-type="float" office:value="1969">
            <text:p>1969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Hershkowitz_Daniel</text:p>
          </table:table-cell>
          <table:table-cell office:value-type="string">
            <text:p>Hershkowitz Daniel</text:p>
          </table:table-cell>
          <table:table-cell office:value-type="string">
            <text:p>דניאל הרשקוביץ</text:p>
          </table:table-cell>
          <table:table-cell office:value-type="string">
            <text:p>שר המדע והטכנולוג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bait_hayehudi</text:p>
          </table:table-cell>
          <table:table-cell office:value-type="string">
            <text:p>http://www.knesset.gov.il/mk/images/members/Hershkowitz_Daniel-s.jpg</text:p>
          </table:table-cell>
          <table:table-cell office:value-type="string">
            <text:p>dhershkovitz@knesset.gov.il</text:p>
          </table:table-cell>
          <table:table-cell office:value-type="string">
            <text:p>02-6496159</text:p>
          </table:table-cell>
          <table:table-cell office:value-type="string">
            <text:p>02-6496100</text:p>
          </table:table-cell>
          <table:table-cell office:value-type="string">
            <text:p>Haifa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83">
            <text:p>0.83</text:p>
          </table:table-cell>
          <table:table-cell office:value-type="float" office:value="8">
            <text:p>8</text:p>
          </table:table-cell>
          <table:table-cell office:value-type="date" office:date-value="1953-01-02">
            <text:p>02/01/5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elkin_zeev</text:p>
          </table:table-cell>
          <table:table-cell office:value-type="string">
            <text:p>Elkin Zeev</text:p>
          </table:table-cell>
          <table:table-cell office:value-type="string">
            <text:p>זאב אלקי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lkin_zeev-s.jpg</text:p>
          </table:table-cell>
          <table:table-cell office:value-type="string">
            <text:p>Zelkin@knesset.gov.il</text:p>
          </table:table-cell>
          <table:table-cell office:value-type="string">
            <text:p>02-6496438</text:p>
          </table:table-cell>
          <table:table-cell office:value-type="string">
            <text:p>02-6408147</text:p>
          </table:table-cell>
          <table:table-cell office:value-type="string">
            <text:p>Jerusalem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גרוש</text:p>
          </table:table-cell>
          <table:table-cell office:value-type="string">
            <text:p>Divorced</text:p>
          </table:table-cell>
          <table:table-cell office:value-type="float" office:value="13.16">
            <text:p>13.16</text:p>
          </table:table-cell>
          <table:table-cell office:value-type="float" office:value="21.9">
            <text:p>21.9</text:p>
          </table:table-cell>
          <table:table-cell office:value-type="date" office:date-value="1971-04-03">
            <text:p>03/04/71</text:p>
          </table:table-cell>
          <table:table-cell office:value-type="string">
            <text:p>חרקוב, ברית המועצות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boim_zev</text:p>
          </table:table-cell>
          <table:table-cell office:value-type="string">
            <text:p>Boim Zev</text:p>
          </table:table-cell>
          <table:table-cell office:value-type="string">
            <text:p>זאב בוים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oim_zev-s.jpg</text:p>
          </table:table-cell>
          <table:table-cell office:value-type="string">
            <text:p>zeevb@knesset.gov.il</text:p>
          </table:table-cell>
          <table:table-cell office:value-type="string">
            <text:p>02-6496062</text:p>
          </table:table-cell>
          <table:table-cell office:value-type="string">
            <text:p>02-6408411</text:p>
          </table:table-cell>
          <table:table-cell office:value-type="string">
            <text:p>Hertzeliya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34">
            <text:p>0.34</text:p>
          </table:table-cell>
          <table:table-cell office:value-type="float" office:value="7.7">
            <text:p>7.7</text:p>
          </table:table-cell>
          <table:table-cell office:value-type="date" office:date-value="1943-04-30">
            <text:p>30/04/43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Bielski_Zeev</text:p>
          </table:table-cell>
          <table:table-cell office:value-type="string">
            <text:p>Bielski Zeev</text:p>
          </table:table-cell>
          <table:table-cell office:value-type="string">
            <text:p>זאב בילסק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ielski_Zeev-s.jpg</text:p>
          </table:table-cell>
          <table:table-cell office:value-type="string">
            <text:p>zeevik@knesset.gov.il</text:p>
          </table:table-cell>
          <table:table-cell/>
          <table:table-cell office:value-type="string">
            <text:p>02-6408189</text:p>
          </table:table-cell>
          <table:table-cell office:value-type="string">
            <text:p>Raanana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51">
            <text:p>5.51</text:p>
          </table:table-cell>
          <table:table-cell office:value-type="float" office:value="15.4">
            <text:p>15.4</text:p>
          </table:table-cell>
          <table:table-cell office:value-type="date" office:date-value="1949-03-13">
            <text:p>13/03/49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begin_beni</text:p>
          </table:table-cell>
          <table:table-cell office:value-type="string">
            <text:p>Begin Beni</text:p>
          </table:table-cell>
          <table:table-cell office:value-type="string">
            <text:p>זאב בנימין <text:s/>בגין</text:p>
          </table:table-cell>
          <table:table-cell office:value-type="string">
            <text:p>ש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begin_beni-s.jpg</text:p>
          </table:table-cell>
          <table:table-cell office:value-type="string">
            <text:p>bbegin@knesset.gov.il</text:p>
          </table:table-cell>
          <table:table-cell/>
          <table:table-cell office:value-type="string">
            <text:p>02-6408022</text:p>
          </table:table-cell>
          <table:table-cell office:value-type="string">
            <text:p>Jerusalem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date" office:date-value="1943-03-01">
            <text:p>01/03/43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 office:value-type="string">
            <text:p>orlev_zevulun</text:p>
          </table:table-cell>
          <table:table-cell office:value-type="string">
            <text:p>Orlev Zevulun</text:p>
          </table:table-cell>
          <table:table-cell office:value-type="string">
            <text:p>זבולון אורלב</text:p>
          </table:table-cell>
          <table:table-cell office:value-type="string">
            <text:p>יו"ר ועדה לזכויות הילד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bait_hayehudi</text:p>
          </table:table-cell>
          <table:table-cell office:value-type="string">
            <text:p>http://www.knesset.gov.il/mk/images/members/orlev_zevulun-s.jpg</text:p>
          </table:table-cell>
          <table:table-cell office:value-type="string">
            <text:p>zorlev@knesset.gov.il</text:p>
          </table:table-cell>
          <table:table-cell office:value-type="string">
            <text:p>02-6753709</text:p>
          </table:table-cell>
          <table:table-cell office:value-type="string">
            <text:p>02-6408054</text:p>
          </table:table-cell>
          <table:table-cell office:value-type="string">
            <text:p>Jerusalem</text:p>
          </table:table-cell>
          <table:table-cell office:value-type="float" office:value="241">
            <text:p>24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9.16">
            <text:p>19.16</text:p>
          </table:table-cell>
          <table:table-cell office:value-type="float" office:value="32.8">
            <text:p>32.8</text:p>
          </table:table-cell>
          <table:table-cell office:value-type="date" office:date-value="1945-11-09">
            <text:p>09/11/45</text:p>
          </table:table-cell>
          <table:table-cell office:value-type="string">
            <text:p>רחובות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oron_chaim</text:p>
          </table:table-cell>
          <table:table-cell office:value-type="string">
            <text:p>Oron Chaim</text:p>
          </table:table-cell>
          <table:table-cell office:value-type="string">
            <text:p>חיים אור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meretz</text:p>
          </table:table-cell>
          <table:table-cell office:value-type="string">
            <text:p>http://www.knesset.gov.il/mk/images/members/oron_chaim-s.jpg</text:p>
          </table:table-cell>
          <table:table-cell office:value-type="string">
            <text:p>horon@knesset.gov.il</text:p>
          </table:table-cell>
          <table:table-cell office:value-type="string">
            <text:p>02-6408904</text:p>
          </table:table-cell>
          <table:table-cell office:value-type="string">
            <text:p>02-6408348</text:p>
          </table:table-cell>
          <table:table-cell office:value-type="string">
            <text:p>Lahav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9.17">
            <text:p>19.17</text:p>
          </table:table-cell>
          <table:table-cell office:value-type="float" office:value="19">
            <text:p>19</text:p>
          </table:table-cell>
          <table:table-cell office:value-type="date" office:date-value="1940-03-26">
            <text:p>26/03/40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amsalem_haim</text:p>
          </table:table-cell>
          <table:table-cell office:value-type="string">
            <text:p>Amsalem Haim</text:p>
          </table:table-cell>
          <table:table-cell office:value-type="string">
            <text:p>חיים אמסלם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amsalem_haim-s.jpg</text:p>
          </table:table-cell>
          <table:table-cell office:value-type="string">
            <text:p>eamsalem@knesset.gov.il</text:p>
          </table:table-cell>
          <table:table-cell office:value-type="string">
            <text:p>02-6496527</text:p>
          </table:table-cell>
          <table:table-cell office:value-type="string">
            <text:p>02-6408228</text:p>
          </table:table-cell>
          <table:table-cell office:value-type="string">
            <text:p>Jerusalem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6.92">
            <text:p>6.92</text:p>
          </table:table-cell>
          <table:table-cell office:value-type="float" office:value="23.8">
            <text:p>23.8</text:p>
          </table:table-cell>
          <table:table-cell office:value-type="date" office:date-value="1959-10-12">
            <text:p>12/10/59</text:p>
          </table:table-cell>
          <table:table-cell office:value-type="string">
            <text:p>אורן, אלג`יר</text:p>
          </table:table-cell>
          <table:table-cell office:value-type="float" office:value="1970">
            <text:p>1970</text:p>
          </table:table-cell>
          <table:table-cell office:value-type="date" office:date-value="2009-02-24">
            <text:p>24/02/09</text:p>
          </table:table-cell>
          <table:table-cell office:value-type="float" office:value="8">
            <text:p>8</text:p>
          </table:table-cell>
          <table:table-cell table:number-columns-repeated="18"/>
        </table:table-row>
        <table:table-row table:style-name="ro1">
          <table:table-cell office:value-type="string">
            <text:p>katz_haim</text:p>
          </table:table-cell>
          <table:table-cell office:value-type="string">
            <text:p>Katz Haim</text:p>
          </table:table-cell>
          <table:table-cell office:value-type="string">
            <text:p>חיים כץ</text:p>
          </table:table-cell>
          <table:table-cell office:value-type="string">
            <text:p>יו"ר ועדת העבודה, הרווחה והבריא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katz_haim-s.jpg</text:p>
          </table:table-cell>
          <table:table-cell office:value-type="string">
            <text:p>hkatz@knesset.gov.il</text:p>
          </table:table-cell>
          <table:table-cell/>
          <table:table-cell office:value-type="string">
            <text:p>02-6408144</text:p>
          </table:table-cell>
          <table:table-cell office:value-type="string">
            <text:p>Shoham</text:p>
          </table:table-cell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5.18">
            <text:p>15.18</text:p>
          </table:table-cell>
          <table:table-cell office:value-type="float" office:value="16">
            <text:p>16</text:p>
          </table:table-cell>
          <table:table-cell office:value-type="date" office:date-value="1947-12-21">
            <text:p>21/12/47</text:p>
          </table:table-cell>
          <table:table-cell office:value-type="string">
            <text:p>גרמניה</text:p>
          </table:table-cell>
          <table:table-cell office:value-type="float" office:value="1949">
            <text:p>1949</text:p>
          </table:table-cell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ramon_haim</text:p>
          </table:table-cell>
          <table:table-cell office:value-type="string">
            <text:p>Ramon Haim</text:p>
          </table:table-cell>
          <table:table-cell office:value-type="string">
            <text:p>חיים רמון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ramon_haim-s.jpg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/>
          <table:table-cell office:value-type="date" office:date-value="1950-04-10">
            <text:p>10/04/50</text:p>
          </table:table-cell>
          <table:table-cell office:value-type="string">
            <text:p>יפו, 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Amar_Hamad</text:p>
          </table:table-cell>
          <table:table-cell office:value-type="string">
            <text:p>Amar Hamad</text:p>
          </table:table-cell>
          <table:table-cell office:value-type="string">
            <text:p>חמד עמאר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Amar_Hamad-s.jpg</text:p>
          </table:table-cell>
          <table:table-cell office:value-type="string">
            <text:p>amarh@knesset.gov.il</text:p>
          </table:table-cell>
          <table:table-cell office:value-type="string">
            <text:p>02-6496054</text:p>
          </table:table-cell>
          <table:table-cell office:value-type="string">
            <text:p>02-6408170</text:p>
          </table:table-cell>
          <table:table-cell office:value-type="string">
            <text:p>Shefaram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3.99">
            <text:p>13.99</text:p>
          </table:table-cell>
          <table:table-cell office:value-type="float" office:value="21.9">
            <text:p>21.9</text:p>
          </table:table-cell>
          <table:table-cell office:value-type="date" office:date-value="1964-11-05">
            <text:p>05/11/64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swaid_hana</text:p>
          </table:table-cell>
          <table:table-cell office:value-type="string">
            <text:p>Swaid Hana</text:p>
          </table:table-cell>
          <table:table-cell office:value-type="string">
            <text:p>חנא סוייד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swaid_hana-s.jpg</text:p>
          </table:table-cell>
          <table:table-cell office:value-type="string">
            <text:p>hswaid@knesset.gov.il</text:p>
          </table:table-cell>
          <table:table-cell office:value-type="string">
            <text:p>02-6496163</text:p>
          </table:table-cell>
          <table:table-cell office:value-type="string">
            <text:p>02-6408138</text:p>
          </table:table-cell>
          <table:table-cell office:value-type="string">
            <text:p>Ilabun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68">
            <text:p>5.68</text:p>
          </table:table-cell>
          <table:table-cell office:value-type="float" office:value="16.8">
            <text:p>16.8</text:p>
          </table:table-cell>
          <table:table-cell office:value-type="date" office:date-value="1955-03-27">
            <text:p>27/03/55</text:p>
          </table:table-cell>
          <table:table-cell office:value-type="string">
            <text:p>עילב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Zuabi_Hanin</text:p>
          </table:table-cell>
          <table:table-cell office:value-type="string">
            <text:p>Zuabi Hanin</text:p>
          </table:table-cell>
          <table:table-cell office:value-type="string">
            <text:p>חנין זועבי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balad</text:p>
          </table:table-cell>
          <table:table-cell office:value-type="string">
            <text:p>http://www.knesset.gov.il/mk/images/members/Zuabi_Hanin-s.jpg</text:p>
          </table:table-cell>
          <table:table-cell office:value-type="string">
            <text:p>hzoaby@knesset.gov.il</text:p>
          </table:table-cell>
          <table:table-cell office:value-type="string">
            <text:p>02-6496595</text:p>
          </table:table-cell>
          <table:table-cell office:value-type="string">
            <text:p>02-6408030</text:p>
          </table:table-cell>
          <table:table-cell office:value-type="string">
            <text:p>Natzeret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רווקה</text:p>
          </table:table-cell>
          <table:table-cell office:value-type="string">
            <text:p>Unmarried</text:p>
          </table:table-cell>
          <table:table-cell office:value-type="float" office:value="3.71">
            <text:p>3.71</text:p>
          </table:table-cell>
          <table:table-cell office:value-type="float" office:value="17.9">
            <text:p>17.9</text:p>
          </table:table-cell>
          <table:table-cell office:value-type="date" office:date-value="1969-05-23">
            <text:p>23/05/69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elsana_taleb</text:p>
          </table:table-cell>
          <table:table-cell office:value-type="string">
            <text:p>Elsana Taleb</text:p>
          </table:table-cell>
          <table:table-cell office:value-type="string">
            <text:p>טלב אלסאנע</text:p>
          </table:table-cell>
          <table:table-cell office:value-type="string">
            <text:p>יו"ר ועדה מיוחדת למאבק בנגע הסמ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elsana_taleb-s.jpg</text:p>
          </table:table-cell>
          <table:table-cell office:value-type="string">
            <text:p>telsana@knesset.gov.il</text:p>
          </table:table-cell>
          <table:table-cell office:value-type="string">
            <text:p>02-6496160</text:p>
          </table:table-cell>
          <table:table-cell office:value-type="string">
            <text:p>02-6408139</text:p>
          </table:table-cell>
          <table:table-cell office:value-type="string">
            <text:p>Lakyia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3.96">
            <text:p>3.96</text:p>
          </table:table-cell>
          <table:table-cell office:value-type="float" office:value="15.4">
            <text:p>15.4</text:p>
          </table:table-cell>
          <table:table-cell office:value-type="date" office:date-value="1960-12-25">
            <text:p>25/12/60</text:p>
          </table:table-cell>
          <table:table-cell office:value-type="string">
            <text:p>תל-ערד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hasson_yoel</text:p>
          </table:table-cell>
          <table:table-cell office:value-type="string">
            <text:p>Hasson Yoel</text:p>
          </table:table-cell>
          <table:table-cell office:value-type="string">
            <text:p>יואל חסון</text:p>
          </table:table-cell>
          <table:table-cell office:value-type="string">
            <text:p>יו"ר ועדה לענייני ביקורת המדינ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asson_yoel-s.jpg</text:p>
          </table:table-cell>
          <table:table-cell office:value-type="string">
            <text:p>yhasson@knesset.gov.il</text:p>
          </table:table-cell>
          <table:table-cell office:value-type="string">
            <text:p>02-6496106</text:p>
          </table:table-cell>
          <table:table-cell office:value-type="string">
            <text:p>02-6408368</text:p>
          </table:table-cell>
          <table:table-cell office:value-type="string">
            <text:p>Tel_Aviv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רווק</text:p>
          </table:table-cell>
          <table:table-cell office:value-type="string">
            <text:p>Unmarried</text:p>
          </table:table-cell>
          <table:table-cell office:value-type="float" office:value="7.64">
            <text:p>7.64</text:p>
          </table:table-cell>
          <table:table-cell office:value-type="float" office:value="15.7">
            <text:p>15.7</text:p>
          </table:table-cell>
          <table:table-cell office:value-type="date" office:date-value="1973-04-02">
            <text:p>02/04/73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steinitz_yuval</text:p>
          </table:table-cell>
          <table:table-cell office:value-type="string">
            <text:p>Steinitz Yuval</text:p>
          </table:table-cell>
          <table:table-cell office:value-type="string">
            <text:p>יובל שטייניץ</text:p>
          </table:table-cell>
          <table:table-cell office:value-type="string">
            <text:p>שר האוצ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teinitz_yuval-s.jpg</text:p>
          </table:table-cell>
          <table:table-cell office:value-type="string">
            <text:p>ysteinitz@knesset.gov.il</text:p>
          </table:table-cell>
          <table:table-cell office:value-type="string">
            <text:p>02-6496579</text:p>
          </table:table-cell>
          <table:table-cell office:value-type="string">
            <text:p>02-6408044</text:p>
          </table:table-cell>
          <table:table-cell office:value-type="string">
            <text:p>Mevaseret_Zyio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43">
            <text:p>0.43</text:p>
          </table:table-cell>
          <table:table-cell office:value-type="float" office:value="6.1">
            <text:p>6.1</text:p>
          </table:table-cell>
          <table:table-cell office:value-type="date" office:date-value="1958-04-10">
            <text:p>10/04/5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Plesner_yohanan</text:p>
          </table:table-cell>
          <table:table-cell office:value-type="string">
            <text:p>Plesner Yohanan</text:p>
          </table:table-cell>
          <table:table-cell office:value-type="string">
            <text:p>יוחנן פלסנ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Plesner_yohanan-s.jpg</text:p>
          </table:table-cell>
          <table:table-cell office:value-type="string">
            <text:p>yohananplesner@knesset.gov.il</text:p>
          </table:table-cell>
          <table:table-cell office:value-type="string">
            <text:p>02-6753408</text:p>
          </table:table-cell>
          <table:table-cell office:value-type="string">
            <text:p>02-6408551</text:p>
          </table:table-cell>
          <table:table-cell office:value-type="string">
            <text:p>Hod_HaSharon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לא נשוי</text:p>
          </table:table-cell>
          <table:table-cell office:value-type="string">
            <text:p>Unmarried</text:p>
          </table:table-cell>
          <table:table-cell office:value-type="float" office:value="3.79">
            <text:p>3.79</text:p>
          </table:table-cell>
          <table:table-cell office:value-type="float" office:value="17.7">
            <text:p>17.7</text:p>
          </table:table-cell>
          <table:table-cell office:value-type="date" office:date-value="1972-01-17">
            <text:p>17/01/72</text:p>
          </table:table-cell>
          <table:table-cell office:value-type="string">
            <text:p>אנגל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edelstein_yoel</text:p>
          </table:table-cell>
          <table:table-cell office:value-type="string">
            <text:p>Edelstein Yoel</text:p>
          </table:table-cell>
          <table:table-cell office:value-type="string">
            <text:p>יולי - יואל אדלשטיין</text:p>
          </table:table-cell>
          <table:table-cell office:value-type="string">
            <text:p>שר ההסברה והתפוצ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delstein_yoel-s.jpg</text:p>
          </table:table-cell>
          <table:table-cell office:value-type="string">
            <text:p>yedelstein@knesset.gov.il</text:p>
          </table:table-cell>
          <table:table-cell office:value-type="string">
            <text:p>02-6758919</text:p>
          </table:table-cell>
          <table:table-cell office:value-type="string">
            <text:p>02-6408392</text:p>
          </table:table-cell>
          <table:table-cell office:value-type="string">
            <text:p>Alon_Shfu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39">
            <text:p>0.39</text:p>
          </table:table-cell>
          <table:table-cell office:value-type="float" office:value="9.9">
            <text:p>9.9</text:p>
          </table:table-cell>
          <table:table-cell office:value-type="date" office:date-value="1958-08-05">
            <text:p>05/08/58</text:p>
          </table:table-cell>
          <table:table-cell office:value-type="string">
            <text:p>אוקראינה</text:p>
          </table:table-cell>
          <table:table-cell office:value-type="float" office:value="1987">
            <text:p>1987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tamir_yuli</text:p>
          </table:table-cell>
          <table:table-cell office:value-type="string">
            <text:p>Tamir Yuli</text:p>
          </table:table-cell>
          <table:table-cell office:value-type="string">
            <text:p>יולי תמיר</text:p>
          </table:table-cell>
          <table:table-cell office:value-type="string">
            <text:p>חברת כנסת לשעבר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false">
            <text:p>FALS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tamir_yuli-s.jpg</text:p>
          </table:table-cell>
          <table:table-cell office:value-type="string">
            <text:p>ytamir@knesset.gov.il</text:p>
          </table:table-cell>
          <table:table-cell office:value-type="string">
            <text:p>02-6753976</text:p>
          </table:table-cell>
          <table:table-cell office:value-type="string">
            <text:p>02-6753437</text:p>
          </table:table-cell>
          <table:table-cell office:value-type="string">
            <text:p>Tel_Aviv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גרושה</text:p>
          </table:table-cell>
          <table:table-cell office:value-type="string">
            <text:p>Divorced</text:p>
          </table:table-cell>
          <table:table-cell office:value-type="float" office:value="1.02">
            <text:p>1.02</text:p>
          </table:table-cell>
          <table:table-cell office:value-type="float" office:value="9.9">
            <text:p>9.9</text:p>
          </table:table-cell>
          <table:table-cell office:value-type="date" office:date-value="1954-02-26">
            <text:p>26/02/54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3">
          <table:table-cell office:value-type="string">
            <text:p>Shamalov_Berkovich_Yulia</text:p>
          </table:table-cell>
          <table:table-cell office:value-type="string">
            <text:p>Shamalov Berkovich Yulia</text:p>
          </table:table-cell>
          <table:table-cell office:value-type="string">
            <text:p>יוליה שמאלוב ברקוביץ`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hamalov_Berkovich_Yulia-s.jpg</text:p>
          </table:table-cell>
          <table:table-cell office:value-type="string">
            <text:p>yulias@knesset.gov.il</text:p>
          </table:table-cell>
          <table:table-cell/>
          <table:table-cell office:value-type="string">
            <text:p>02-6753333</text:p>
          </table:table-cell>
          <table:table-cell office:value-type="string">
            <text:p>Hertzeliya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5.91">
            <text:p>5.91</text:p>
          </table:table-cell>
          <table:table-cell office:value-type="float" office:value="17.9">
            <text:p>17.9</text:p>
          </table:table-cell>
          <table:table-cell office:value-type="date" office:date-value="1964-04-01">
            <text:p>01/04/64</text:p>
          </table:table-cell>
          <table:table-cell table:number-columns-repeated="2"/>
          <table:table-cell office:value-type="date" office:date-value="2009-07-02">
            <text:p>02/07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Peled_Yossi</text:p>
          </table:table-cell>
          <table:table-cell office:value-type="string">
            <text:p>Peled Yossi</text:p>
          </table:table-cell>
          <table:table-cell office:value-type="string">
            <text:p>יוסי פלד</text:p>
          </table:table-cell>
          <table:table-cell office:value-type="string">
            <text:p>ש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Peled_Yossi-s.jpg</text:p>
          </table:table-cell>
          <table:table-cell office:value-type="string">
            <text:p>ypeled@knesset.gov.il</text:p>
          </table:table-cell>
          <table:table-cell/>
          <table:table-cell office:value-type="string">
            <text:p>02-6408043</text:p>
          </table:table-cell>
          <table:table-cell office:value-type="string">
            <text:p>Tel_Avi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גרוש</text:p>
          </table:table-cell>
          <table:table-cell office:value-type="string">
            <text:p>Divorced</text:p>
          </table:table-cell>
          <table:table-cell office:value-type="float" office:value="0.52">
            <text:p>0.52</text:p>
          </table:table-cell>
          <table:table-cell office:value-type="float" office:value="9.6">
            <text:p>9.6</text:p>
          </table:table-cell>
          <table:table-cell office:value-type="date" office:date-value="1941-01-18">
            <text:p>18/01/41</text:p>
          </table:table-cell>
          <table:table-cell office:value-type="string">
            <text:p>בלג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Yaakov_Katzeleh_Katz</text:p>
          </table:table-cell>
          <table:table-cell office:value-type="string">
            <text:p>Yaakov Katzeleh Katz</text:p>
          </table:table-cell>
          <table:table-cell office:value-type="string">
            <text:p>יעקב (כצל`ה) כ”ץ</text:p>
          </table:table-cell>
          <table:table-cell office:value-type="string">
            <text:p>יו"ר ועדה מיוחדת לבעיית העובדים הזר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Yaakov_Katzeleh_Katz-s.jpg</text:p>
          </table:table-cell>
          <table:table-cell office:value-type="string">
            <text:p>yakatz@knesset.gov.il</text:p>
          </table:table-cell>
          <table:table-cell office:value-type="string">
            <text:p>02-6753620</text:p>
          </table:table-cell>
          <table:table-cell office:value-type="string">
            <text:p>02-6408124</text:p>
          </table:table-cell>
          <table:table-cell office:value-type="string">
            <text:p>Bet_El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4.74">
            <text:p>4.74</text:p>
          </table:table-cell>
          <table:table-cell office:value-type="float" office:value="19.5">
            <text:p>19.5</text:p>
          </table:table-cell>
          <table:table-cell office:value-type="date" office:date-value="1951-09-29">
            <text:p>29/09/51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7">
            <text:p>7</text:p>
          </table:table-cell>
          <table:table-cell table:number-columns-repeated="18"/>
        </table:table-row>
        <table:table-row table:style-name="ro1">
          <table:table-cell office:value-type="string">
            <text:p>edri_yaakov</text:p>
          </table:table-cell>
          <table:table-cell office:value-type="string">
            <text:p>Edri Yaakov</text:p>
          </table:table-cell>
          <table:table-cell office:value-type="string">
            <text:p>יעקב אדר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edri_yaakov-s.jpg</text:p>
          </table:table-cell>
          <table:table-cell office:value-type="string">
            <text:p>yedri@knesset.gov.il</text:p>
          </table:table-cell>
          <table:table-cell office:value-type="string">
            <text:p>02-6753929</text:p>
          </table:table-cell>
          <table:table-cell office:value-type="string">
            <text:p>02-6408306</text:p>
          </table:table-cell>
          <table:table-cell office:value-type="string">
            <text:p>Or_Akiva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3.71">
            <text:p>13.71</text:p>
          </table:table-cell>
          <table:table-cell office:value-type="float" office:value="11.7">
            <text:p>11.7</text:p>
          </table:table-cell>
          <table:table-cell office:value-type="date" office:date-value="1950-11-25">
            <text:p>25/11/50</text:p>
          </table:table-cell>
          <table:table-cell office:value-type="string">
            <text:p>מרוקו</text:p>
          </table:table-cell>
          <table:table-cell office:value-type="float" office:value="1959">
            <text:p>1959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lizman_yaakov</text:p>
          </table:table-cell>
          <table:table-cell office:value-type="string">
            <text:p>Lizman Yaakov</text:p>
          </table:table-cell>
          <table:table-cell office:value-type="string">
            <text:p>יעקב ליצמן</text:p>
          </table:table-cell>
          <table:table-cell office:value-type="string">
            <text:p>סגן שר הבריא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lizman_yaakov-s.jpg</text:p>
          </table:table-cell>
          <table:table-cell office:value-type="string">
            <text:p>ylitzman@knesset.gov.il</text:p>
          </table:table-cell>
          <table:table-cell office:value-type="string">
            <text:p>02-6753730</text:p>
          </table:table-cell>
          <table:table-cell office:value-type="string">
            <text:p>02-6753651</text:p>
          </table:table-cell>
          <table:table-cell office:value-type="string">
            <text:p>Jerusalem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48">
            <text:p>1.48</text:p>
          </table:table-cell>
          <table:table-cell office:value-type="float" office:value="10.7">
            <text:p>10.7</text:p>
          </table:table-cell>
          <table:table-cell office:value-type="date" office:date-value="1948-09-02">
            <text:p>02/09/48</text:p>
          </table:table-cell>
          <table:table-cell office:value-type="string">
            <text:p>גרמנ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margi_yaakov</text:p>
          </table:table-cell>
          <table:table-cell office:value-type="string">
            <text:p>Margi Yaakov</text:p>
          </table:table-cell>
          <table:table-cell office:value-type="string">
            <text:p>יעקב מרגי</text:p>
          </table:table-cell>
          <table:table-cell office:value-type="string">
            <text:p>שר לשירותי ד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margi_yaakov-s.jpg</text:p>
          </table:table-cell>
          <table:table-cell office:value-type="string">
            <text:p>ymargi@knesset.gov.il</text:p>
          </table:table-cell>
          <table:table-cell office:value-type="string">
            <text:p>02-6753759</text:p>
          </table:table-cell>
          <table:table-cell office:value-type="string">
            <text:p>02-6408187</text:p>
          </table:table-cell>
          <table:table-cell office:value-type="string">
            <text:p>Sde_Tzvi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52">
            <text:p>0.52</text:p>
          </table:table-cell>
          <table:table-cell office:value-type="float" office:value="8.8">
            <text:p>8.8</text:p>
          </table:table-cell>
          <table:table-cell office:value-type="date" office:date-value="1960-11-18">
            <text:p>18/11/60</text:p>
          </table:table-cell>
          <table:table-cell office:value-type="string">
            <text:p>מרוקו</text:p>
          </table:table-cell>
          <table:table-cell office:value-type="float" office:value="1962">
            <text:p>1962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aharonovitch_yitzhak</text:p>
          </table:table-cell>
          <table:table-cell office:value-type="string">
            <text:p>Aharonovitch Yitzhak</text:p>
          </table:table-cell>
          <table:table-cell office:value-type="string">
            <text:p>יצחק אהרונוביץ</text:p>
          </table:table-cell>
          <table:table-cell office:value-type="string">
            <text:p>שר לביטחון פנ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aharonovitch_yitzhak-s.jpg</text:p>
          </table:table-cell>
          <table:table-cell office:value-type="string">
            <text:p>iaharon@knesset.gov.il</text:p>
          </table:table-cell>
          <table:table-cell/>
          <table:table-cell office:value-type="string">
            <text:p>02-6408825</text:p>
          </table:table-cell>
          <table:table-cell office:value-type="string">
            <text:p>Even_Yehuda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52">
            <text:p>0.52</text:p>
          </table:table-cell>
          <table:table-cell office:value-type="float" office:value="13.1">
            <text:p>13.1</text:p>
          </table:table-cell>
          <table:table-cell office:value-type="date" office:date-value="1950-08-22">
            <text:p>22/08/50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herzog_yitzhak</text:p>
          </table:table-cell>
          <table:table-cell office:value-type="string">
            <text:p>Herzog Yitzhak</text:p>
          </table:table-cell>
          <table:table-cell office:value-type="string">
            <text:p>יצחק הרצוג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herzog_yitzhak-s.jpg</text:p>
          </table:table-cell>
          <table:table-cell office:value-type="string">
            <text:p>iherzog@knesset.gov.il</text:p>
          </table:table-cell>
          <table:table-cell office:value-type="string">
            <text:p>02-6496542</text:p>
          </table:table-cell>
          <table:table-cell office:value-type="string">
            <text:p>02-6753647</text:p>
          </table:table-cell>
          <table:table-cell office:value-type="string">
            <text:p>Tel_Avi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91">
            <text:p>0.91</text:p>
          </table:table-cell>
          <table:table-cell office:value-type="float" office:value="8.5">
            <text:p>8.5</text:p>
          </table:table-cell>
          <table:table-cell office:value-type="date" office:date-value="1960-09-22">
            <text:p>22/09/60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vaknin_yizhak</text:p>
          </table:table-cell>
          <table:table-cell office:value-type="string">
            <text:p>Vaknin Yizhak</text:p>
          </table:table-cell>
          <table:table-cell office:value-type="string">
            <text:p>יצחק וקני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vaknin_yizhak-s.jpg</text:p>
          </table:table-cell>
          <table:table-cell office:value-type="string">
            <text:p>yvaknin@knesset.gov.il</text:p>
          </table:table-cell>
          <table:table-cell office:value-type="string">
            <text:p>02-6496079</text:p>
          </table:table-cell>
          <table:table-cell office:value-type="string">
            <text:p>02-6408106</text:p>
          </table:table-cell>
          <table:table-cell office:value-type="string">
            <text:p>Yaara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4.6">
            <text:p>14.6</text:p>
          </table:table-cell>
          <table:table-cell office:value-type="float" office:value="16.3">
            <text:p>16.3</text:p>
          </table:table-cell>
          <table:table-cell office:value-type="date" office:date-value="1958-05-12">
            <text:p>12/05/5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cohen_yitzhak</text:p>
          </table:table-cell>
          <table:table-cell office:value-type="string">
            <text:p>Cohen Yitzhak</text:p>
          </table:table-cell>
          <table:table-cell office:value-type="string">
            <text:p>יצחק כהן</text:p>
          </table:table-cell>
          <table:table-cell office:value-type="string">
            <text:p>סגן שר האוצ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cohen_yitzhak-s.jpg</text:p>
          </table:table-cell>
          <table:table-cell office:value-type="string">
            <text:p>izchakec@knesset.gov.il</text:p>
          </table:table-cell>
          <table:table-cell office:value-type="string">
            <text:p>02-6706157</text:p>
          </table:table-cell>
          <table:table-cell office:value-type="string">
            <text:p>02-6408397</text:p>
          </table:table-cell>
          <table:table-cell office:value-type="string">
            <text:p>Ashkelo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96">
            <text:p>1.96</text:p>
          </table:table-cell>
          <table:table-cell office:value-type="float" office:value="7.9">
            <text:p>7.9</text:p>
          </table:table-cell>
          <table:table-cell office:value-type="date" office:date-value="1951-10-02">
            <text:p>02/10/51</text:p>
          </table:table-cell>
          <table:table-cell office:value-type="string">
            <text:p>אשקל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levin_yariv</text:p>
          </table:table-cell>
          <table:table-cell office:value-type="string">
            <text:p>Levin Yariv</text:p>
          </table:table-cell>
          <table:table-cell office:value-type="string">
            <text:p>יריב לוין</text:p>
          </table:table-cell>
          <table:table-cell office:value-type="string">
            <text:p>יו"ר ועדת הכנס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levin_yariv-s.jpg</text:p>
          </table:table-cell>
          <table:table-cell office:value-type="string">
            <text:p>ylevin@knesset.gov.il</text:p>
          </table:table-cell>
          <table:table-cell/>
          <table:table-cell office:value-type="string">
            <text:p>02-6408051</text:p>
          </table:table-cell>
          <table:table-cell office:value-type="string">
            <text:p>Modiin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1">
            <text:p>11</text:p>
          </table:table-cell>
          <table:table-cell office:value-type="float" office:value="21.3">
            <text:p>21.3</text:p>
          </table:table-cell>
          <table:table-cell office:value-type="date" office:date-value="1969-06-22">
            <text:p>22/06/69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eichler_israel</text:p>
          </table:table-cell>
          <table:table-cell office:value-type="string">
            <text:p>Eichler Israel</text:p>
          </table:table-cell>
          <table:table-cell office:value-type="string">
            <text:p>ישראל אייכלר</text:p>
          </table:table-cell>
          <table:table-cell office:value-type="string">
            <text:p>חבר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eichler_israel-s.jpg</text:p>
          </table:table-cell>
          <table:table-cell office:value-type="string">
            <text:p>eichler@knesset.gov.il</text:p>
          </table:table-cell>
          <table:table-cell/>
          <table:table-cell office:value-type="string">
            <text:p>02-6753333</text:p>
          </table:table-cell>
          <table:table-cell office:value-type="string">
            <text:p>Jerusalem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">
            <text:p>0</text:p>
          </table:table-cell>
          <table:table-cell/>
          <table:table-cell office:value-type="date" office:date-value="1955-03-27">
            <text:p>27/03/55</text:p>
          </table:table-cell>
          <table:table-cell office:value-type="string">
            <text:p>ירושלים</text:p>
          </table:table-cell>
          <table:table-cell/>
          <table:table-cell office:value-type="date" office:date-value="2011-02-06">
            <text:p>06/02/11</text:p>
          </table:table-cell>
          <table:table-cell table:number-columns-repeated="19"/>
        </table:table-row>
        <table:table-row table:style-name="ro1">
          <table:table-cell office:value-type="string">
            <text:p>hasson_israel</text:p>
          </table:table-cell>
          <table:table-cell office:value-type="string">
            <text:p>Hasson Israel</text:p>
          </table:table-cell>
          <table:table-cell office:value-type="string">
            <text:p>ישראל חס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asson_israel-s.jpg</text:p>
          </table:table-cell>
          <table:table-cell office:value-type="string">
            <text:p>ahason@knesset.gov.il</text:p>
          </table:table-cell>
          <table:table-cell office:value-type="string">
            <text:p>02-6496585</text:p>
          </table:table-cell>
          <table:table-cell office:value-type="string">
            <text:p>02-6408465</text:p>
          </table:table-cell>
          <table:table-cell office:value-type="string">
            <text:p>Kiryat_Tivon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84">
            <text:p>5.84</text:p>
          </table:table-cell>
          <table:table-cell office:value-type="float" office:value="16.1">
            <text:p>16.1</text:p>
          </table:table-cell>
          <table:table-cell office:value-type="date" office:date-value="1955-04-27">
            <text:p>27/04/55</text:p>
          </table:table-cell>
          <table:table-cell office:value-type="string">
            <text:p>דמשק, סורי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katz_yisrael</text:p>
          </table:table-cell>
          <table:table-cell office:value-type="string">
            <text:p>Katz Yisrael</text:p>
          </table:table-cell>
          <table:table-cell office:value-type="string">
            <text:p>ישראל כץ</text:p>
          </table:table-cell>
          <table:table-cell office:value-type="string">
            <text:p>שר התחבורה והבטיחות בדרכ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katz_yisrael-s.jpg</text:p>
          </table:table-cell>
          <table:table-cell office:value-type="string">
            <text:p>yiskatz@knesset.gov.il</text:p>
          </table:table-cell>
          <table:table-cell office:value-type="string">
            <text:p>02-6496525</text:p>
          </table:table-cell>
          <table:table-cell office:value-type="string">
            <text:p>02-6408174</text:p>
          </table:table-cell>
          <table:table-cell office:value-type="string">
            <text:p>Kefar_Achim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3">
            <text:p>0.3</text:p>
          </table:table-cell>
          <table:table-cell office:value-type="float" office:value="5.7">
            <text:p>5.7</text:p>
          </table:table-cell>
          <table:table-cell office:value-type="date" office:date-value="1955-09-21">
            <text:p>21/09/55</text:p>
          </table:table-cell>
          <table:table-cell office:value-type="string">
            <text:p>אשקל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Shama_Carmel</text:p>
          </table:table-cell>
          <table:table-cell office:value-type="string">
            <text:p>Shama Carmel</text:p>
          </table:table-cell>
          <table:table-cell office:value-type="string">
            <text:p>כרמל שאמה</text:p>
          </table:table-cell>
          <table:table-cell office:value-type="string">
            <text:p>יו"ר ועדת הכלכל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hama_Carmel-s.jpg</text:p>
          </table:table-cell>
          <table:table-cell office:value-type="string">
            <text:p>kshama@knesset.gov.il</text:p>
          </table:table-cell>
          <table:table-cell/>
          <table:table-cell office:value-type="string">
            <text:p>02-6408107</text:p>
          </table:table-cell>
          <table:table-cell office:value-type="string">
            <text:p>Ramat_Gan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4.84">
            <text:p>14.84</text:p>
          </table:table-cell>
          <table:table-cell office:value-type="float" office:value="17.6">
            <text:p>17.6</text:p>
          </table:table-cell>
          <table:table-cell office:value-type="date" office:date-value="1973-08-16">
            <text:p>16/08/7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nass_lea</text:p>
          </table:table-cell>
          <table:table-cell office:value-type="string">
            <text:p>Nass Lea</text:p>
          </table:table-cell>
          <table:table-cell office:value-type="string">
            <text:p>לאה נס</text:p>
          </table:table-cell>
          <table:table-cell office:value-type="string">
            <text:p>סגנית שר לענייני גמלאים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nass_lea-s.jpg</text:p>
          </table:table-cell>
          <table:table-cell office:value-type="string">
            <text:p>lnes@KNESSET.GOV.IL</text:p>
          </table:table-cell>
          <table:table-cell/>
          <table:table-cell office:value-type="string">
            <text:p>02-6408343</text:p>
          </table:table-cell>
          <table:table-cell office:value-type="string">
            <text:p>Givat_Shmuel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3">
            <text:p>0.3</text:p>
          </table:table-cell>
          <table:table-cell office:value-type="float" office:value="5.7">
            <text:p>5.7</text:p>
          </table:table-cell>
          <table:table-cell office:value-type="date" office:date-value="1961-12-27">
            <text:p>27/12/61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shemtov_lia</text:p>
          </table:table-cell>
          <table:table-cell office:value-type="string">
            <text:p>Shemtov Lia</text:p>
          </table:table-cell>
          <table:table-cell office:value-type="string">
            <text:p>ליה שמטוב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shemtov_lia-s.jpg</text:p>
          </table:table-cell>
          <table:table-cell office:value-type="string">
            <text:p>lshemtov@knesset.gov.il</text:p>
          </table:table-cell>
          <table:table-cell office:value-type="string">
            <text:p>050-8967400</text:p>
          </table:table-cell>
          <table:table-cell office:value-type="string">
            <text:p>02-6408329</text:p>
          </table:table-cell>
          <table:table-cell office:value-type="string">
            <text:p>Hertzeliya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8.46">
            <text:p>8.46</text:p>
          </table:table-cell>
          <table:table-cell office:value-type="float" office:value="19.5">
            <text:p>19.5</text:p>
          </table:table-cell>
          <table:table-cell office:value-type="date" office:date-value="1958-05-25">
            <text:p>25/05/58</text:p>
          </table:table-cell>
          <table:table-cell office:value-type="string">
            <text:p>צ`רנוביץ, אוקראינה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livnat_limor</text:p>
          </table:table-cell>
          <table:table-cell office:value-type="string">
            <text:p>Livnat Limor</text:p>
          </table:table-cell>
          <table:table-cell office:value-type="string">
            <text:p>לימור לבנת</text:p>
          </table:table-cell>
          <table:table-cell office:value-type="string">
            <text:p>שרת התרבות והספורט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livnat_limor-s.jpg</text:p>
          </table:table-cell>
          <table:table-cell office:value-type="string">
            <text:p>llivnat@knesset.gov.il</text:p>
          </table:table-cell>
          <table:table-cell office:value-type="string">
            <text:p>02-6496406</text:p>
          </table:table-cell>
          <table:table-cell office:value-type="string">
            <text:p>02-6408175</text:p>
          </table:table-cell>
          <table:table-cell office:value-type="string">
            <text:p>Tel_Avi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61">
            <text:p>0.61</text:p>
          </table:table-cell>
          <table:table-cell office:value-type="float" office:value="6.7">
            <text:p>6.7</text:p>
          </table:table-cell>
          <table:table-cell office:value-type="date" office:date-value="1950-09-22">
            <text:p>22/09/50</text:p>
          </table:table-cell>
          <table:table-cell office:value-type="string">
            <text:p>חיפה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porush_meir</text:p>
          </table:table-cell>
          <table:table-cell office:value-type="string">
            <text:p>Porush Meir</text:p>
          </table:table-cell>
          <table:table-cell office:value-type="string">
            <text:p>מאיר פרוש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porush_meir-s.jpg</text:p>
          </table:table-cell>
          <table:table-cell office:value-type="string">
            <text:p>mporush@knesset.gov.il</text:p>
          </table:table-cell>
          <table:table-cell office:value-type="string">
            <text:p>02-6408914</text:p>
          </table:table-cell>
          <table:table-cell office:value-type="string">
            <text:p>02-6408428</text:p>
          </table:table-cell>
          <table:table-cell office:value-type="string">
            <text:p>Jerusale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21">
            <text:p>0.21</text:p>
          </table:table-cell>
          <table:table-cell office:value-type="float" office:value="6.6">
            <text:p>6.6</text:p>
          </table:table-cell>
          <table:table-cell office:value-type="date" office:date-value="1955-06-11">
            <text:p>11/06/55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2">
            <text:p>12</text:p>
          </table:table-cell>
          <table:table-cell table:number-columns-repeated="18"/>
        </table:table-row>
        <table:table-row table:style-name="ro1">
          <table:table-cell office:value-type="string">
            <text:p>shitrit_meir</text:p>
          </table:table-cell>
          <table:table-cell office:value-type="string">
            <text:p>Shitrit Meir</text:p>
          </table:table-cell>
          <table:table-cell office:value-type="string">
            <text:p>מאיר שטרית</text:p>
          </table:table-cell>
          <table:table-cell office:value-type="string">
            <text:p>יו"ר ועדת <text:s/>המדע <text:s/>והטכנולוג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hitrit_meir-s.jpg</text:p>
          </table:table-cell>
          <table:table-cell office:value-type="string">
            <text:p>mshitrit@knesset.gov.il</text:p>
          </table:table-cell>
          <table:table-cell office:value-type="string">
            <text:p>02-6408920</text:p>
          </table:table-cell>
          <table:table-cell office:value-type="string">
            <text:p>02-6408410</text:p>
          </table:table-cell>
          <table:table-cell office:value-type="string">
            <text:p>Yavne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4.49">
            <text:p>4.49</text:p>
          </table:table-cell>
          <table:table-cell office:value-type="float" office:value="17.3">
            <text:p>17.3</text:p>
          </table:table-cell>
          <table:table-cell office:value-type="date" office:date-value="1948-10-10">
            <text:p>10/10/48</text:p>
          </table:table-cell>
          <table:table-cell office:value-type="string">
            <text:p>קסר-אסוק, מרוקו</text:p>
          </table:table-cell>
          <table:table-cell office:value-type="float" office:value="1957">
            <text:p>1957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whbee_majalli</text:p>
          </table:table-cell>
          <table:table-cell office:value-type="string">
            <text:p>Whbee Majalli</text:p>
          </table:table-cell>
          <table:table-cell office:value-type="string">
            <text:p>מגלי והב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whbee_majalli-s.jpg</text:p>
          </table:table-cell>
          <table:table-cell office:value-type="string">
            <text:p>mwahaba@knesset.gov.il</text:p>
          </table:table-cell>
          <table:table-cell office:value-type="string">
            <text:p>02-6408923</text:p>
          </table:table-cell>
          <table:table-cell office:value-type="string">
            <text:p>02-6408400</text:p>
          </table:table-cell>
          <table:table-cell office:value-type="string">
            <text:p>Bet_Jan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7.67">
            <text:p>7.67</text:p>
          </table:table-cell>
          <table:table-cell office:value-type="float" office:value="17">
            <text:p>17</text:p>
          </table:table-cell>
          <table:table-cell office:value-type="date" office:date-value="1954-02-12">
            <text:p>12/02/54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baraka_mohamed</text:p>
          </table:table-cell>
          <table:table-cell office:value-type="string">
            <text:p>Baraka Mohamed</text:p>
          </table:table-cell>
          <table:table-cell office:value-type="string">
            <text:p>מוחמד ברכ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baraka_mohamed-s.jpg</text:p>
          </table:table-cell>
          <table:table-cell office:value-type="string">
            <text:p>mbarakeh@knesset.gov.il</text:p>
          </table:table-cell>
          <table:table-cell office:value-type="string">
            <text:p>02-6408911</text:p>
          </table:table-cell>
          <table:table-cell office:value-type="string">
            <text:p>02-6408418</text:p>
          </table:table-cell>
          <table:table-cell office:value-type="string">
            <text:p>Shefaram</text:p>
          </table:table-cell>
          <table:table-cell office:value-type="float" office:value="64">
            <text:p>6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3.96">
            <text:p>3.96</text:p>
          </table:table-cell>
          <table:table-cell office:value-type="float" office:value="7.7">
            <text:p>7.7</text:p>
          </table:table-cell>
          <table:table-cell office:value-type="date" office:date-value="1955-07-25">
            <text:p>25/07/5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eitan_michael</text:p>
          </table:table-cell>
          <table:table-cell office:value-type="string">
            <text:p>Eitan Michael</text:p>
          </table:table-cell>
          <table:table-cell office:value-type="string">
            <text:p>מיכאל איתן</text:p>
          </table:table-cell>
          <table:table-cell office:value-type="string">
            <text:p>שר המופקד על שיפור השירות הממשלתי לציבו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itan_michael-s.jpg</text:p>
          </table:table-cell>
          <table:table-cell office:value-type="string">
            <text:p>meitan@knesset.gov.il</text:p>
          </table:table-cell>
          <table:table-cell/>
          <table:table-cell office:value-type="string">
            <text:p>02-6408025</text:p>
          </table:table-cell>
          <table:table-cell office:value-type="string">
            <text:p>Sdero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61">
            <text:p>0.61</text:p>
          </table:table-cell>
          <table:table-cell office:value-type="float" office:value="22.3">
            <text:p>22.3</text:p>
          </table:table-cell>
          <table:table-cell office:value-type="date" office:date-value="1944-03-06">
            <text:p>06/03/44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Ben_Ari_Michael</text:p>
          </table:table-cell>
          <table:table-cell office:value-type="string">
            <text:p>Ben Ari Michael</text:p>
          </table:table-cell>
          <table:table-cell office:value-type="string">
            <text:p>מיכאל בן-אר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Ben_Ari_Michael-s.jpg</text:p>
          </table:table-cell>
          <table:table-cell office:value-type="string">
            <text:p>mbenary@knesset.gov.il</text:p>
          </table:table-cell>
          <table:table-cell office:value-type="string">
            <text:p>02-6753941</text:p>
          </table:table-cell>
          <table:table-cell office:value-type="string">
            <text:p>02-6408320</text:p>
          </table:table-cell>
          <table:table-cell office:value-type="string">
            <text:p>Karney_Shomron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88">
            <text:p>5.88</text:p>
          </table:table-cell>
          <table:table-cell office:value-type="float" office:value="26.7">
            <text:p>26.7</text:p>
          </table:table-cell>
          <table:table-cell office:value-type="date" office:date-value="1963-10-12">
            <text:p>12/10/6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7">
            <text:p>7</text:p>
          </table:table-cell>
          <table:table-cell table:number-columns-repeated="18"/>
        </table:table-row>
        <table:table-row table:style-name="ro1">
          <table:table-cell office:value-type="string">
            <text:p>regev_miri</text:p>
          </table:table-cell>
          <table:table-cell office:value-type="string">
            <text:p>Regev Miri</text:p>
          </table:table-cell>
          <table:table-cell office:value-type="string">
            <text:p>מירי רגב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regev_miri-s.jpg</text:p>
          </table:table-cell>
          <table:table-cell office:value-type="string">
            <text:p>mregev@knesset.gov.il</text:p>
          </table:table-cell>
          <table:table-cell/>
          <table:table-cell office:value-type="string">
            <text:p>02-6408178</text:p>
          </table:table-cell>
          <table:table-cell office:value-type="string">
            <text:p>Rosh_HaAyin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8.2">
            <text:p>8.2</text:p>
          </table:table-cell>
          <table:table-cell office:value-type="float" office:value="21.8">
            <text:p>21.8</text:p>
          </table:table-cell>
          <table:table-cell office:value-type="date" office:date-value="1965-05-26">
            <text:p>26/05/6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moses_menachem</text:p>
          </table:table-cell>
          <table:table-cell office:value-type="string">
            <text:p>Moses Menachem</text:p>
          </table:table-cell>
          <table:table-cell office:value-type="string">
            <text:p>מנחם אליעזר מוזס</text:p>
          </table:table-cell>
          <table:table-cell office:value-type="string">
            <text:p>סגן שר החינוך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moses_menachem-s.jpg</text:p>
          </table:table-cell>
          <table:table-cell office:value-type="string">
            <text:p>mmozes@knesset.gov.il</text:p>
          </table:table-cell>
          <table:table-cell office:value-type="string">
            <text:p>02-6496456</text:p>
          </table:table-cell>
          <table:table-cell office:value-type="string">
            <text:p>02-6408005</text:p>
          </table:table-cell>
          <table:table-cell office:value-type="string">
            <text:p>Jerusalem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6.22">
            <text:p>6.22</text:p>
          </table:table-cell>
          <table:table-cell office:value-type="float" office:value="21.3">
            <text:p>21.3</text:p>
          </table:table-cell>
          <table:table-cell office:value-type="date" office:date-value="1946-10-20">
            <text:p>20/10/46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string">
            <text:p>Ganaim_Masud</text:p>
          </table:table-cell>
          <table:table-cell office:value-type="string">
            <text:p>Ganaim Masud</text:p>
          </table:table-cell>
          <table:table-cell office:value-type="string">
            <text:p>מסעוד גנאים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Ganaim_Masud-s.jpg</text:p>
          </table:table-cell>
          <table:table-cell office:value-type="string">
            <text:p>mganaeim@knesset.gov.il</text:p>
          </table:table-cell>
          <table:table-cell/>
          <table:table-cell office:value-type="string">
            <text:p>02-6408158</text:p>
          </table:table-cell>
          <table:table-cell office:value-type="string">
            <text:p>Sachnin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46">
            <text:p>5.46</text:p>
          </table:table-cell>
          <table:table-cell office:value-type="float" office:value="16">
            <text:p>16</text:p>
          </table:table-cell>
          <table:table-cell office:value-type="date" office:date-value="1965-02-14">
            <text:p>14/02/6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solodkin_marina</text:p>
          </table:table-cell>
          <table:table-cell office:value-type="string">
            <text:p>Solodkin Marina</text:p>
          </table:table-cell>
          <table:table-cell office:value-type="string">
            <text:p>מרינה סולודקין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olodkin_marina-s.jpg</text:p>
          </table:table-cell>
          <table:table-cell office:value-type="string">
            <text:p>msolodkin@knesset.gov.il</text:p>
          </table:table-cell>
          <table:table-cell office:value-type="float" office:value="26408905">
            <text:p>26408905</text:p>
          </table:table-cell>
          <table:table-cell office:value-type="string">
            <text:p>02-6408322</text:p>
          </table:table-cell>
          <table:table-cell office:value-type="string">
            <text:p>Ashkelon</text:p>
          </table:table-cell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10.12">
            <text:p>10.12</text:p>
          </table:table-cell>
          <table:table-cell office:value-type="float" office:value="20.5">
            <text:p>20.5</text:p>
          </table:table-cell>
          <table:table-cell office:value-type="date" office:date-value="1952-05-31">
            <text:p>31/05/52</text:p>
          </table:table-cell>
          <table:table-cell office:value-type="string">
            <text:p>מוסקבה, ברית המועצות</text:p>
          </table:table-cell>
          <table:table-cell office:value-type="float" office:value="1991">
            <text:p>1991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gafni_moshe</text:p>
          </table:table-cell>
          <table:table-cell office:value-type="string">
            <text:p>Gafni Moshe</text:p>
          </table:table-cell>
          <table:table-cell office:value-type="string">
            <text:p>משה גפני</text:p>
          </table:table-cell>
          <table:table-cell office:value-type="string">
            <text:p>יו"ר ועדת הכספ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gafni_moshe-s.jpg</text:p>
          </table:table-cell>
          <table:table-cell office:value-type="string">
            <text:p>mgafni@knesset.gov.il</text:p>
          </table:table-cell>
          <table:table-cell office:value-type="string">
            <text:p>02-6408901</text:p>
          </table:table-cell>
          <table:table-cell office:value-type="string">
            <text:p>02-6408014</text:p>
          </table:table-cell>
          <table:table-cell office:value-type="string">
            <text:p>Bne_Brak</text:p>
          </table:table-cell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3.49">
            <text:p>23.49</text:p>
          </table:table-cell>
          <table:table-cell office:value-type="float" office:value="21.7">
            <text:p>21.7</text:p>
          </table:table-cell>
          <table:table-cell office:value-type="date" office:date-value="1952-05-05">
            <text:p>05/05/52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yaalon_moshe</text:p>
          </table:table-cell>
          <table:table-cell office:value-type="string">
            <text:p>Yaalon Moshe</text:p>
          </table:table-cell>
          <table:table-cell office:value-type="string">
            <text:p>משה יעלון</text:p>
          </table:table-cell>
          <table:table-cell office:value-type="string">
            <text:p>משנה לראש הממשלה, שר לנושאים אסטרטגי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yaalon_moshe-s.jpg</text:p>
          </table:table-cell>
          <table:table-cell office:value-type="string">
            <text:p>myaalon@knesset.gov.il</text:p>
          </table:table-cell>
          <table:table-cell/>
          <table:table-cell office:value-type="string">
            <text:p>02-6408891</text:p>
          </table:table-cell>
          <table:table-cell office:value-type="string">
            <text:p>Maccabim_Reu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">
            <text:p>0</text:p>
          </table:table-cell>
          <table:table-cell office:value-type="float" office:value="6.1">
            <text:p>6.1</text:p>
          </table:table-cell>
          <table:table-cell office:value-type="date" office:date-value="1950-06-24">
            <text:p>24/06/50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cahlon_moshe</text:p>
          </table:table-cell>
          <table:table-cell office:value-type="string">
            <text:p>Cahlon Moshe</text:p>
          </table:table-cell>
          <table:table-cell office:value-type="string">
            <text:p>משה כחלון</text:p>
          </table:table-cell>
          <table:table-cell office:value-type="string">
            <text:p>שר התקשורת, שר הרווחה והשרותים החברתי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cahlon_moshe-s.jpg</text:p>
          </table:table-cell>
          <table:table-cell office:value-type="string">
            <text:p>mcachlon@knesset.gov.il</text:p>
          </table:table-cell>
          <table:table-cell office:value-type="string">
            <text:p>02-6408902</text:p>
          </table:table-cell>
          <table:table-cell office:value-type="string">
            <text:p>02-6408365</text:p>
          </table:table-cell>
          <table:table-cell office:value-type="string">
            <text:p>Haifa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43">
            <text:p>1.43</text:p>
          </table:table-cell>
          <table:table-cell office:value-type="float" office:value="10.2">
            <text:p>10.2</text:p>
          </table:table-cell>
          <table:table-cell office:value-type="date" office:date-value="1960-11-19">
            <text:p>19/11/60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matalon_moshe_mutz</text:p>
          </table:table-cell>
          <table:table-cell office:value-type="string">
            <text:p>Matalon Moshe Mutz</text:p>
          </table:table-cell>
          <table:table-cell office:value-type="string">
            <text:p>משה מוץ מטלו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atalon_moshe_mutz-s.jpg</text:p>
          </table:table-cell>
          <table:table-cell office:value-type="string">
            <text:p>mmatalon@knesset.gov.il</text:p>
          </table:table-cell>
          <table:table-cell office:value-type="string">
            <text:p>02-6408916</text:p>
          </table:table-cell>
          <table:table-cell office:value-type="string">
            <text:p>02-6408011</text:p>
          </table:table-cell>
          <table:table-cell office:value-type="string">
            <text:p>Natzeret_Illit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6.16">
            <text:p>6.16</text:p>
          </table:table-cell>
          <table:table-cell office:value-type="float" office:value="15.7">
            <text:p>15.7</text:p>
          </table:table-cell>
          <table:table-cell office:value-type="date" office:date-value="1953-05-12">
            <text:p>12/05/5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nahari_meshulam</text:p>
          </table:table-cell>
          <table:table-cell office:value-type="string">
            <text:p>Nahari Meshulam</text:p>
          </table:table-cell>
          <table:table-cell office:value-type="string">
            <text:p>משולם נהרי</text:p>
          </table:table-cell>
          <table:table-cell office:value-type="string">
            <text:p>ש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nahari_meshulam-s.jpg</text:p>
          </table:table-cell>
          <table:table-cell office:value-type="string">
            <text:p>mnahari@knesset.gov.il</text:p>
          </table:table-cell>
          <table:table-cell office:value-type="string">
            <text:p>02-6496447</text:p>
          </table:table-cell>
          <table:table-cell office:value-type="string">
            <text:p>02-6408446</text:p>
          </table:table-cell>
          <table:table-cell office:value-type="string">
            <text:p>Jerusalem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17">
            <text:p>0.17</text:p>
          </table:table-cell>
          <table:table-cell office:value-type="float" office:value="8.4">
            <text:p>8.4</text:p>
          </table:table-cell>
          <table:table-cell office:value-type="date" office:date-value="1951-05-07">
            <text:p>07/05/51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vilnai_matan</text:p>
          </table:table-cell>
          <table:table-cell office:value-type="string">
            <text:p>Vilnai Matan</text:p>
          </table:table-cell>
          <table:table-cell office:value-type="string">
            <text:p>מתן וילנאי</text:p>
          </table:table-cell>
          <table:table-cell office:value-type="string">
            <text:p>שר להגנת העורף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vilnai_matan-s.jpg</text:p>
          </table:table-cell>
          <table:table-cell office:value-type="string">
            <text:p>matanv@knesset.gov.il</text:p>
          </table:table-cell>
          <table:table-cell office:value-type="string">
            <text:p>02-6408903</text:p>
          </table:table-cell>
          <table:table-cell office:value-type="string">
            <text:p>02-6408332</text:p>
          </table:table-cell>
          <table:table-cell office:value-type="string">
            <text:p>Shoresh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13">
            <text:p>0.13</text:p>
          </table:table-cell>
          <table:table-cell office:value-type="float" office:value="9.2">
            <text:p>9.2</text:p>
          </table:table-cell>
          <table:table-cell office:value-type="date" office:date-value="1944-05-20">
            <text:p>20/05/44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nachman_shai</text:p>
          </table:table-cell>
          <table:table-cell office:value-type="string">
            <text:p>Nachman Shai</text:p>
          </table:table-cell>
          <table:table-cell office:value-type="string">
            <text:p>נחמן ש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nachman_shai-s.jpg</text:p>
          </table:table-cell>
          <table:table-cell office:value-type="string">
            <text:p>nshai@knesset.gov.il</text:p>
          </table:table-cell>
          <table:table-cell/>
          <table:table-cell office:value-type="string">
            <text:p>02-6408040</text:p>
          </table:table-cell>
          <table:table-cell office:value-type="string">
            <text:p>Mevaseret_Zyi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8.09">
            <text:p>8.09</text:p>
          </table:table-cell>
          <table:table-cell office:value-type="float" office:value="22.2">
            <text:p>22.2</text:p>
          </table:table-cell>
          <table:table-cell office:value-type="date" office:date-value="1946-11-28">
            <text:p>28/11/46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Nino_Abesadze</text:p>
          </table:table-cell>
          <table:table-cell office:value-type="string">
            <text:p>Nino Abesadze</text:p>
          </table:table-cell>
          <table:table-cell office:value-type="string">
            <text:p>נינו אבסדזה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Nino_Abesadze-s.jpg</text:p>
          </table:table-cell>
          <table:table-cell office:value-type="string">
            <text:p>nabesadze@knesset.gov.il</text:p>
          </table:table-cell>
          <table:table-cell/>
          <table:table-cell office:value-type="string">
            <text:p>02-6408111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גרושה</text:p>
          </table:table-cell>
          <table:table-cell office:value-type="string">
            <text:p>Divorced</text:p>
          </table:table-cell>
          <table:table-cell table:number-columns-repeated="2" office:value-type="float" office:value="0">
            <text:p>0</text:p>
          </table:table-cell>
          <table:table-cell office:value-type="date" office:date-value="1965-04-12">
            <text:p>12/04/65</text:p>
          </table:table-cell>
          <table:table-cell office:value-type="string">
            <text:p>ברית המועצות</text:p>
          </table:table-cell>
          <table:table-cell office:value-type="float" office:value="1996">
            <text:p>1996</text:p>
          </table:table-cell>
          <table:table-cell office:value-type="date" office:date-value="2010-11-09">
            <text:p>09/11/10</text:p>
          </table:table-cell>
          <table:table-cell table:number-columns-repeated="19"/>
        </table:table-row>
        <table:table-row table:style-name="ro1">
          <table:table-cell office:value-type="string">
            <text:p>Horowitz_Nitzan</text:p>
          </table:table-cell>
          <table:table-cell office:value-type="string">
            <text:p>Horowitz Nitzan</text:p>
          </table:table-cell>
          <table:table-cell office:value-type="string">
            <text:p>ניצן הורוביץ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meretz</text:p>
          </table:table-cell>
          <table:table-cell office:value-type="string">
            <text:p>http://www.knesset.gov.il/mk/images/members/Horowitz_Nitzan-s.jpg</text:p>
          </table:table-cell>
          <table:table-cell office:value-type="string">
            <text:p>nhorowitz@knesset.gov.il</text:p>
          </table:table-cell>
          <table:table-cell/>
          <table:table-cell office:value-type="string">
            <text:p>02-6408191</text:p>
          </table:table-cell>
          <table:table-cell office:value-type="string">
            <text:p>Tel_Aviv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זוגיות</text:p>
          </table:table-cell>
          <table:table-cell office:value-type="string">
            <text:p>Partnership</text:p>
          </table:table-cell>
          <table:table-cell office:value-type="float" office:value="7.77">
            <text:p>7.77</text:p>
          </table:table-cell>
          <table:table-cell office:value-type="float" office:value="17.6">
            <text:p>17.6</text:p>
          </table:table-cell>
          <table:table-cell office:value-type="date" office:date-value="1965-02-24">
            <text:p>24/02/65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zeev_nissim</text:p>
          </table:table-cell>
          <table:table-cell office:value-type="string">
            <text:p>Zeev Nissim</text:p>
          </table:table-cell>
          <table:table-cell office:value-type="string">
            <text:p>נסים זאב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zeev_nissim-s.jpg</text:p>
          </table:table-cell>
          <table:table-cell office:value-type="string">
            <text:p>nzeev@knesset.gov.il</text:p>
          </table:table-cell>
          <table:table-cell office:value-type="string">
            <text:p>02-6496549</text:p>
          </table:table-cell>
          <table:table-cell office:value-type="string">
            <text:p>02-6408198</text:p>
          </table:table-cell>
          <table:table-cell office:value-type="string">
            <text:p>Jerusalem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7.92">
            <text:p>7.92</text:p>
          </table:table-cell>
          <table:table-cell office:value-type="float" office:value="21.9">
            <text:p>21.9</text:p>
          </table:table-cell>
          <table:table-cell office:value-type="date" office:date-value="1951-09-09">
            <text:p>09/09/51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landver_sofa</text:p>
          </table:table-cell>
          <table:table-cell office:value-type="string">
            <text:p>Landver Sofa</text:p>
          </table:table-cell>
          <table:table-cell office:value-type="string">
            <text:p>סופה לנדבר</text:p>
          </table:table-cell>
          <table:table-cell office:value-type="string">
            <text:p>שרה לקליטת עלי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andver_sofa-s.jpg</text:p>
          </table:table-cell>
          <table:table-cell office:value-type="string">
            <text:p>slandver@knesset.gov.il</text:p>
          </table:table-cell>
          <table:table-cell office:value-type="string">
            <text:p>02-6496744</text:p>
          </table:table-cell>
          <table:table-cell office:value-type="string">
            <text:p>02-6408183</text:p>
          </table:table-cell>
          <table:table-cell office:value-type="string">
            <text:p>Ashdod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date" office:date-value="1949-10-28">
            <text:p>28/10/49</text:p>
          </table:table-cell>
          <table:table-cell office:value-type="string">
            <text:p>לנינגרד, רוסיה</text:p>
          </table:table-cell>
          <table:table-cell office:value-type="float" office:value="1979">
            <text:p>1979</text:p>
          </table:table-cell>
          <table:table-cell office:value-type="date" office:date-value="2009-02-24">
            <text:p>24/02/09</text:p>
          </table:table-cell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miznikov_stas</text:p>
          </table:table-cell>
          <table:table-cell office:value-type="string">
            <text:p>Miznikov Stas</text:p>
          </table:table-cell>
          <table:table-cell office:value-type="string">
            <text:p>סטס מיסז`ניקוב</text:p>
          </table:table-cell>
          <table:table-cell office:value-type="string">
            <text:p>שר התייר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iznikov_stas-s.jpg</text:p>
          </table:table-cell>
          <table:table-cell office:value-type="string">
            <text:p>smiseznikov@knesset.gov.il</text:p>
          </table:table-cell>
          <table:table-cell office:value-type="string">
            <text:p>02-6753372</text:p>
          </table:table-cell>
          <table:table-cell office:value-type="string">
            <text:p>02-6408111</text:p>
          </table:table-cell>
          <table:table-cell office:value-type="string">
            <text:p>Rishon_LeZyio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9">
            <text:p>0.09</text:p>
          </table:table-cell>
          <table:table-cell office:value-type="float" office:value="5.3">
            <text:p>5.3</text:p>
          </table:table-cell>
          <table:table-cell office:value-type="date" office:date-value="1969-02-28">
            <text:p>28/02/69</text:p>
          </table:table-cell>
          <table:table-cell office:value-type="string">
            <text:p>מוסקבה, ברית המועצות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shalom_silvan</text:p>
          </table:table-cell>
          <table:table-cell office:value-type="string">
            <text:p>Shalom Silvan</text:p>
          </table:table-cell>
          <table:table-cell office:value-type="string">
            <text:p>סילבן שלום</text:p>
          </table:table-cell>
          <table:table-cell office:value-type="string">
            <text:p>משנה לראש הממשלה, שר לשיתוף פעולה איזורי, שר לפיתוח הנגב והגליל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halom_silvan-s.jpg</text:p>
          </table:table-cell>
          <table:table-cell office:value-type="string">
            <text:p>sshalom@knesset.gov.il</text:p>
          </table:table-cell>
          <table:table-cell office:value-type="string">
            <text:p>02-6753792</text:p>
          </table:table-cell>
          <table:table-cell office:value-type="string">
            <text:p>02-6408377</text:p>
          </table:table-cell>
          <table:table-cell office:value-type="string">
            <text:p>Ramat_Ga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4">
            <text:p>0.04</text:p>
          </table:table-cell>
          <table:table-cell office:value-type="float" office:value="6">
            <text:p>6</text:p>
          </table:table-cell>
          <table:table-cell office:value-type="date" office:date-value="1958-08-04">
            <text:p>04/08/58</text:p>
          </table:table-cell>
          <table:table-cell office:value-type="string">
            <text:p>גבס, טוניסיה</text:p>
          </table:table-cell>
          <table:table-cell office:value-type="float" office:value="1959">
            <text:p>1959</text:p>
          </table:table-cell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naffa_said</text:p>
          </table:table-cell>
          <table:table-cell office:value-type="string">
            <text:p>Naffa Said</text:p>
          </table:table-cell>
          <table:table-cell office:value-type="string">
            <text:p>סעיד נפאע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balad</text:p>
          </table:table-cell>
          <table:table-cell office:value-type="string">
            <text:p>http://www.knesset.gov.il/mk/images/members/naffa_said-s.jpg</text:p>
          </table:table-cell>
          <table:table-cell office:value-type="string">
            <text:p>snafaa@knesset.gov.il</text:p>
          </table:table-cell>
          <table:table-cell/>
          <table:table-cell office:value-type="string">
            <text:p>02-6408380</text:p>
          </table:table-cell>
          <table:table-cell office:value-type="string">
            <text:p>Bet_Jan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.38">
            <text:p>1.38</text:p>
          </table:table-cell>
          <table:table-cell office:value-type="float" office:value="13.7">
            <text:p>13.7</text:p>
          </table:table-cell>
          <table:table-cell office:value-type="date" office:date-value="1953-04-01">
            <text:p>01/04/53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9">
            <text:p>9</text:p>
          </table:table-cell>
          <table:table-cell table:number-columns-repeated="18"/>
        </table:table-row>
        <table:table-row table:style-name="ro1">
          <table:table-cell office:value-type="string">
            <text:p>landau_uzi</text:p>
          </table:table-cell>
          <table:table-cell office:value-type="string">
            <text:p>Landau Uzi</text:p>
          </table:table-cell>
          <table:table-cell office:value-type="string">
            <text:p>עוזי לנדאו</text:p>
          </table:table-cell>
          <table:table-cell office:value-type="string">
            <text:p>שר התשתיות הלאומי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andau_uzi-s.jpg</text:p>
          </table:table-cell>
          <table:table-cell office:value-type="string">
            <text:p>ulandau@KNESSET.GOV.IL</text:p>
          </table:table-cell>
          <table:table-cell/>
          <table:table-cell office:value-type="string">
            <text:p>02-6408055</text:p>
          </table:table-cell>
          <table:table-cell office:value-type="string">
            <text:p>Raanana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17">
            <text:p>0.17</text:p>
          </table:table-cell>
          <table:table-cell office:value-type="float" office:value="8.2">
            <text:p>8.2</text:p>
          </table:table-cell>
          <table:table-cell office:value-type="date" office:date-value="1943-08-02">
            <text:p>02/08/43</text:p>
          </table:table-cell>
          <table:table-cell office:value-type="string">
            <text:p>חיפה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Einat_Wilf</text:p>
          </table:table-cell>
          <table:table-cell office:value-type="string">
            <text:p>Einat Wilf</text:p>
          </table:table-cell>
          <table:table-cell office:value-type="string">
            <text:p>עינת וילף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Einat_Wilf-s.jpg</text:p>
          </table:table-cell>
          <table:table-cell office:value-type="string">
            <text:p>einatw@knesset.gov.il</text:p>
          </table:table-cell>
          <table:table-cell office:value-type="string">
            <text:p>02-6753673</text:p>
          </table:table-cell>
          <table:table-cell office:value-type="string">
            <text:p>02-6408027</text:p>
          </table:table-cell>
          <table:table-cell office:value-type="string">
            <text:p>Tel_Aviv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4.05">
            <text:p>4.05</text:p>
          </table:table-cell>
          <table:table-cell office:value-type="float" office:value="7.2">
            <text:p>7.2</text:p>
          </table:table-cell>
          <table:table-cell office:value-type="date" office:date-value="1970-12-11">
            <text:p>11/12/70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10-01-10">
            <text:p>10/01/10</text:p>
          </table:table-cell>
          <table:table-cell table:number-columns-repeated="19"/>
        </table:table-row>
        <table:table-row table:style-name="ro1">
          <table:table-cell office:value-type="string">
            <text:p>peretz_amir</text:p>
          </table:table-cell>
          <table:table-cell office:value-type="string">
            <text:p>Peretz Amir</text:p>
          </table:table-cell>
          <table:table-cell office:value-type="string">
            <text:p>עמיר פרץ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peretz_amir-s.jpg</text:p>
          </table:table-cell>
          <table:table-cell office:value-type="string">
            <text:p>aperetz@knesset.gov.il</text:p>
          </table:table-cell>
          <table:table-cell office:value-type="string">
            <text:p>02-6753360</text:p>
          </table:table-cell>
          <table:table-cell office:value-type="string">
            <text:p>02-6408115</text:p>
          </table:table-cell>
          <table:table-cell office:value-type="string">
            <text:p>Sderot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4.8">
            <text:p>4.8</text:p>
          </table:table-cell>
          <table:table-cell office:value-type="float" office:value="15.5">
            <text:p>15.5</text:p>
          </table:table-cell>
          <table:table-cell office:value-type="date" office:date-value="1952-03-09">
            <text:p>09/03/52</text:p>
          </table:table-cell>
          <table:table-cell office:value-type="string">
            <text:p>בוזר, מרוקו</text:p>
          </table:table-cell>
          <table:table-cell office:value-type="float" office:value="1956">
            <text:p>1956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Agbaria_Afou</text:p>
          </table:table-cell>
          <table:table-cell office:value-type="string">
            <text:p>Agbaria Afou</text:p>
          </table:table-cell>
          <table:table-cell office:value-type="string">
            <text:p>עפו אגבארי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Agbaria_Afou-s.jpg</text:p>
          </table:table-cell>
          <table:table-cell office:value-type="string">
            <text:p>aagbariya@knesset.gov.il</text:p>
          </table:table-cell>
          <table:table-cell/>
          <table:table-cell office:value-type="string">
            <text:p>02-8408139</text:p>
          </table:table-cell>
          <table:table-cell office:value-type="string">
            <text:p>Um_El_Fahm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5.93">
            <text:p>5.93</text:p>
          </table:table-cell>
          <table:table-cell office:value-type="float" office:value="12.1">
            <text:p>12.1</text:p>
          </table:table-cell>
          <table:table-cell office:value-type="date" office:date-value="1949-05-13">
            <text:p>13/05/49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schneller_otniel</text:p>
          </table:table-cell>
          <table:table-cell office:value-type="string">
            <text:p>Schneller Otniel</text:p>
          </table:table-cell>
          <table:table-cell office:value-type="string">
            <text:p>עתניאל שנל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chneller_otniel-s.jpg</text:p>
          </table:table-cell>
          <table:table-cell office:value-type="string">
            <text:p>oschneller@knesset.gov.il</text:p>
          </table:table-cell>
          <table:table-cell office:value-type="string">
            <text:p>02-6496742</text:p>
          </table:table-cell>
          <table:table-cell office:value-type="string">
            <text:p>02-6408383</text:p>
          </table:table-cell>
          <table:table-cell office:value-type="string">
            <text:p>Maale_Michmash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3.31">
            <text:p>3.31</text:p>
          </table:table-cell>
          <table:table-cell office:value-type="float" office:value="31.8">
            <text:p>31.8</text:p>
          </table:table-cell>
          <table:table-cell office:value-type="date" office:date-value="1952-01-28">
            <text:p>28/01/52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Kirshenbaum_Faina</text:p>
          </table:table-cell>
          <table:table-cell office:value-type="string">
            <text:p>Kirshenbaum Faina</text:p>
          </table:table-cell>
          <table:table-cell office:value-type="string">
            <text:p>פאינה (פניה) קירשנבאום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Kirshenbaum_Faina-s.jpg</text:p>
          </table:table-cell>
          <table:table-cell office:value-type="string">
            <text:p>fkirshenbaum@knesset.gov.il</text:p>
          </table:table-cell>
          <table:table-cell/>
          <table:table-cell office:value-type="string">
            <text:p>02-6408865</text:p>
          </table:table-cell>
          <table:table-cell/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15.02">
            <text:p>15.02</text:p>
          </table:table-cell>
          <table:table-cell office:value-type="float" office:value="17">
            <text:p>17</text:p>
          </table:table-cell>
          <table:table-cell office:value-type="date" office:date-value="1955-11-27">
            <text:p>27/11/55</text:p>
          </table:table-cell>
          <table:table-cell office:value-type="string">
            <text:p>ברית המועצות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hanegbi_tzahi</text:p>
          </table:table-cell>
          <table:table-cell office:value-type="string">
            <text:p>Hanegbi Tzahi</text:p>
          </table:table-cell>
          <table:table-cell office:value-type="string">
            <text:p>צחי הנגבי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anegbi_tzahi-s.jpg</text:p>
          </table:table-cell>
          <table:table-cell office:value-type="string">
            <text:p>zhanegbi@knesset.gov.il</text:p>
          </table:table-cell>
          <table:table-cell office:value-type="string">
            <text:p>02-6753100</text:p>
          </table:table-cell>
          <table:table-cell office:value-type="string">
            <text:p>02-6408532</text:p>
          </table:table-cell>
          <table:table-cell office:value-type="string">
            <text:p>Mevaseret_Zyion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53">
            <text:p>0.53</text:p>
          </table:table-cell>
          <table:table-cell office:value-type="float" office:value="18">
            <text:p>18</text:p>
          </table:table-cell>
          <table:table-cell office:value-type="date" office:date-value="1957-02-26">
            <text:p>26/02/57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Pinyan_Zion</text:p>
          </table:table-cell>
          <table:table-cell office:value-type="string">
            <text:p>Pinyan Zion</text:p>
          </table:table-cell>
          <table:table-cell office:value-type="string">
            <text:p>ציון פיניא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Pinyan_Zion-s.jpg</text:p>
          </table:table-cell>
          <table:table-cell office:value-type="string">
            <text:p>zpinian@knesset.gov.il</text:p>
          </table:table-cell>
          <table:table-cell office:value-type="string">
            <text:p>02-6753182</text:p>
          </table:table-cell>
          <table:table-cell office:value-type="string">
            <text:p>02-6408308</text:p>
          </table:table-cell>
          <table:table-cell office:value-type="string">
            <text:p>Tveria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5.69">
            <text:p>25.69</text:p>
          </table:table-cell>
          <table:table-cell office:value-type="float" office:value="22.6">
            <text:p>22.6</text:p>
          </table:table-cell>
          <table:table-cell office:value-type="date" office:date-value="1951-01-01">
            <text:p>01/01/51</text:p>
          </table:table-cell>
          <table:table-cell office:value-type="string">
            <text:p>מרוקו</text:p>
          </table:table-cell>
          <table:table-cell office:value-type="float" office:value="1956">
            <text:p>1956</text:p>
          </table:table-cell>
          <table:table-cell office:value-type="date" office:date-value="2009-02-24">
            <text:p>24/02/09</text:p>
          </table:table-cell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 office:value-type="string">
            <text:p>Hotovely_Tzipi</text:p>
          </table:table-cell>
          <table:table-cell office:value-type="string">
            <text:p>Hotovely Tzipi</text:p>
          </table:table-cell>
          <table:table-cell office:value-type="string">
            <text:p>ציפי חוטובלי</text:p>
          </table:table-cell>
          <table:table-cell office:value-type="string">
            <text:p>יו"ר ועדה לקידום מעמד האיש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Hotovely_Tzipi-s.jpg</text:p>
          </table:table-cell>
          <table:table-cell office:value-type="string">
            <text:p>zhotovely@knesset.gov.il</text:p>
          </table:table-cell>
          <table:table-cell office:value-type="string">
            <text:p>02-6753719</text:p>
          </table:table-cell>
          <table:table-cell office:value-type="string">
            <text:p>02-6408874</text:p>
          </table:table-cell>
          <table:table-cell office:value-type="string">
            <text:p>Rehovot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רווקה</text:p>
          </table:table-cell>
          <table:table-cell office:value-type="string">
            <text:p>Unmarried</text:p>
          </table:table-cell>
          <table:table-cell office:value-type="float" office:value="5.32">
            <text:p>5.32</text:p>
          </table:table-cell>
          <table:table-cell office:value-type="float" office:value="18.3">
            <text:p>18.3</text:p>
          </table:table-cell>
          <table:table-cell office:value-type="date" office:date-value="1978-12-02">
            <text:p>02/12/7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table:number-columns-repeated="19"/>
        </table:table-row>
        <table:table-row table:style-name="ro1">
          <table:table-cell office:value-type="string">
            <text:p>livnee_zipi</text:p>
          </table:table-cell>
          <table:table-cell office:value-type="string">
            <text:p>Livnee Zipi</text:p>
          </table:table-cell>
          <table:table-cell office:value-type="string">
            <text:p>ציפי לבני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livnee_zipi-s.jpg</text:p>
          </table:table-cell>
          <table:table-cell office:value-type="string">
            <text:p>zlivni@knesset.gov.il</text:p>
          </table:table-cell>
          <table:table-cell office:value-type="string">
            <text:p>02-6753792</text:p>
          </table:table-cell>
          <table:table-cell office:value-type="string">
            <text:p>02-6408458</text:p>
          </table:table-cell>
          <table:table-cell office:value-type="string">
            <text:p>Tel_Avi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0.1">
            <text:p>0.1</text:p>
          </table:table-cell>
          <table:table-cell office:value-type="float" office:value="14.9">
            <text:p>14.9</text:p>
          </table:table-cell>
          <table:table-cell office:value-type="date" office:date-value="1958-07-08">
            <text:p>08/07/58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rivlin_rubi</text:p>
          </table:table-cell>
          <table:table-cell office:value-type="string">
            <text:p>Rivlin Rubi</text:p>
          </table:table-cell>
          <table:table-cell office:value-type="string">
            <text:p>ראובן ריבלין</text:p>
          </table:table-cell>
          <table:table-cell office:value-type="string">
            <text:p>יו"ר הכנסת, יו"ר ועדת הפירוש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rivlin_rubi-s.jpg</text:p>
          </table:table-cell>
          <table:table-cell office:value-type="string">
            <text:p>rrivlin@knesset.gov.il</text:p>
          </table:table-cell>
          <table:table-cell office:value-type="string">
            <text:p>02-6496193</text:p>
          </table:table-cell>
          <table:table-cell office:value-type="string">
            <text:p>02-6753444</text:p>
          </table:table-cell>
          <table:table-cell office:value-type="string">
            <text:p>Jerusalem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2.35">
            <text:p>2.35</text:p>
          </table:table-cell>
          <table:table-cell office:value-type="float" office:value="28.5">
            <text:p>28.5</text:p>
          </table:table-cell>
          <table:table-cell office:value-type="date" office:date-value="1939-09-09">
            <text:p>09/09/39</text:p>
          </table:table-cell>
          <table:table-cell office:value-type="string">
            <text:p>ירושלים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majadele_ralev</text:p>
          </table:table-cell>
          <table:table-cell office:value-type="string">
            <text:p>Majadele Ralev</text:p>
          </table:table-cell>
          <table:table-cell office:value-type="string">
            <text:p>ראלב מג`אדל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majadele_ralev-s.jpg</text:p>
          </table:table-cell>
          <table:table-cell office:value-type="string">
            <text:p>gmagadla@knesset.gov.il</text:p>
          </table:table-cell>
          <table:table-cell/>
          <table:table-cell office:value-type="string">
            <text:p>02-6408874</text:p>
          </table:table-cell>
          <table:table-cell office:value-type="string">
            <text:p>Backa_El_Garbyia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9.25">
            <text:p>9.25</text:p>
          </table:table-cell>
          <table:table-cell office:value-type="float" office:value="15">
            <text:p>15</text:p>
          </table:table-cell>
          <table:table-cell office:value-type="date" office:date-value="1953-04-05">
            <text:p>05/04/53</text:p>
          </table:table-cell>
          <table:table-cell office:value-type="string">
            <text:p>באקה אל גרביה</text:p>
          </table:table-cell>
          <table:table-cell/>
          <table:table-cell office:value-type="date" office:date-value="2010-04-13">
            <text:p>13/04/10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ilatov_robert</text:p>
          </table:table-cell>
          <table:table-cell office:value-type="string">
            <text:p>Ilatov Robert</text:p>
          </table:table-cell>
          <table:table-cell office:value-type="string">
            <text:p>רוברט אילטוב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ilatov_robert-s.jpg</text:p>
          </table:table-cell>
          <table:table-cell office:value-type="string">
            <text:p>rilatov@knesset.gov.il</text:p>
          </table:table-cell>
          <table:table-cell office:value-type="string">
            <text:p>02-6753689</text:p>
          </table:table-cell>
          <table:table-cell office:value-type="string">
            <text:p>02-6408155</text:p>
          </table:table-cell>
          <table:table-cell office:value-type="string">
            <text:p>Netanyia</text:p>
          </table:table-cell>
          <table:table-cell office:value-type="float" office:value="113">
            <text:p>11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7.39">
            <text:p>7.39</text:p>
          </table:table-cell>
          <table:table-cell office:value-type="float" office:value="16">
            <text:p>16</text:p>
          </table:table-cell>
          <table:table-cell office:value-type="date" office:date-value="1971-11-12">
            <text:p>12/11/71</text:p>
          </table:table-cell>
          <table:table-cell office:value-type="string">
            <text:p>אנדיז`אן, ברית המועצות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Tiviaev_Robert</text:p>
          </table:table-cell>
          <table:table-cell office:value-type="string">
            <text:p>Tiviaev Robert</text:p>
          </table:table-cell>
          <table:table-cell office:value-type="string">
            <text:p>רוברט טיבייב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Tiviaev_Robert-s.jpg</text:p>
          </table:table-cell>
          <table:table-cell office:value-type="string">
            <text:p>tiviaev@knesset.gov.il</text:p>
          </table:table-cell>
          <table:table-cell office:value-type="string">
            <text:p>02-6753617</text:p>
          </table:table-cell>
          <table:table-cell office:value-type="string">
            <text:p>02-6408116</text:p>
          </table:table-cell>
          <table:table-cell office:value-type="string">
            <text:p>Ofakim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7.43">
            <text:p>7.43</text:p>
          </table:table-cell>
          <table:table-cell office:value-type="float" office:value="16.6">
            <text:p>16.6</text:p>
          </table:table-cell>
          <table:table-cell office:value-type="date" office:date-value="1961-06-22">
            <text:p>22/06/61</text:p>
          </table:table-cell>
          <table:table-cell office:value-type="string">
            <text:p>ברית המועצות</text:p>
          </table:table-cell>
          <table:table-cell office:value-type="float" office:value="1994">
            <text:p>1994</text:p>
          </table:table-cell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avraham_ruhama</text:p>
          </table:table-cell>
          <table:table-cell office:value-type="string">
            <text:p>Avraham Ruhama</text:p>
          </table:table-cell>
          <table:table-cell office:value-type="string">
            <text:p>רוחמה אברהם בלילא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avraham_ruhama-s.jpg</text:p>
          </table:table-cell>
          <table:table-cell office:value-type="string">
            <text:p>ravraham@knesset.gov.il</text:p>
          </table:table-cell>
          <table:table-cell office:value-type="string">
            <text:p>02-6753764</text:p>
          </table:table-cell>
          <table:table-cell office:value-type="string">
            <text:p>02-6408432</text:p>
          </table:table-cell>
          <table:table-cell office:value-type="string">
            <text:p>Rishon_LeZyion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.38">
            <text:p>1.38</text:p>
          </table:table-cell>
          <table:table-cell office:value-type="float" office:value="14.7">
            <text:p>14.7</text:p>
          </table:table-cell>
          <table:table-cell office:value-type="date" office:date-value="1964-01-29">
            <text:p>29/01/64</text:p>
          </table:table-cell>
          <table:table-cell office:value-type="string">
            <text:p>ראשון-לציון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baron_roni</text:p>
          </table:table-cell>
          <table:table-cell office:value-type="string">
            <text:p>Baron Roni</text:p>
          </table:table-cell>
          <table:table-cell office:value-type="string">
            <text:p>רוני בר-א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aron_roni-s.jpg</text:p>
          </table:table-cell>
          <table:table-cell office:value-type="string">
            <text:p>rbaron@knesset.gov.il</text:p>
          </table:table-cell>
          <table:table-cell office:value-type="string">
            <text:p>02-6753966</text:p>
          </table:table-cell>
          <table:table-cell office:value-type="string">
            <text:p>02-6408461</text:p>
          </table:table-cell>
          <table:table-cell office:value-type="string">
            <text:p>Motza_Illi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48">
            <text:p>0.48</text:p>
          </table:table-cell>
          <table:table-cell office:value-type="float" office:value="16.2">
            <text:p>16.2</text:p>
          </table:table-cell>
          <table:table-cell office:value-type="date" office:date-value="1948-06-02">
            <text:p>02/06/48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tirosh_ronit</text:p>
          </table:table-cell>
          <table:table-cell office:value-type="string">
            <text:p>Tirosh Ronit</text:p>
          </table:table-cell>
          <table:table-cell office:value-type="string">
            <text:p>רונית תירוש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tirosh_ronit-s.jpg</text:p>
          </table:table-cell>
          <table:table-cell office:value-type="string">
            <text:p>rtirosh@knesset.gov.il</text:p>
          </table:table-cell>
          <table:table-cell office:value-type="string">
            <text:p>02-6408912</text:p>
          </table:table-cell>
          <table:table-cell office:value-type="string">
            <text:p>02-6408423</text:p>
          </table:table-cell>
          <table:table-cell office:value-type="string">
            <text:p>Ramat_Gan</text:p>
          </table:table-cell>
          <table:table-cell office:value-type="float" office:value="91">
            <text:p>9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נשואה</text:p>
          </table:table-cell>
          <table:table-cell office:value-type="string">
            <text:p>Married</text:p>
          </table:table-cell>
          <table:table-cell office:value-type="float" office:value="11.24">
            <text:p>11.24</text:p>
          </table:table-cell>
          <table:table-cell office:value-type="float" office:value="16.5">
            <text:p>16.5</text:p>
          </table:table-cell>
          <table:table-cell office:value-type="date" office:date-value="1953-12-08">
            <text:p>08/12/53</text:p>
          </table:table-cell>
          <table:table-cell office:value-type="string">
            <text:p>תל אביב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office:value-type="string">
            <text:p>Adatto_Rachel</text:p>
          </table:table-cell>
          <table:table-cell office:value-type="string">
            <text:p>Adatto Rachel</text:p>
          </table:table-cell>
          <table:table-cell office:value-type="string">
            <text:p>רחל אדטו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Adatto_Rachel-s.jpg</text:p>
          </table:table-cell>
          <table:table-cell office:value-type="string">
            <text:p>radato@knesset.gov.il</text:p>
          </table:table-cell>
          <table:table-cell office:value-type="string">
            <text:p>02-6496507</text:p>
          </table:table-cell>
          <table:table-cell office:value-type="string">
            <text:p>02-6408151</text:p>
          </table:table-cell>
          <table:table-cell office:value-type="string">
            <text:p>Mevaseret_Zyion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5.43">
            <text:p>15.43</text:p>
          </table:table-cell>
          <table:table-cell office:value-type="float" office:value="19.3">
            <text:p>19.3</text:p>
          </table:table-cell>
          <table:table-cell table:style-name="Default"/>
          <table:table-cell office:value-type="string">
            <text:p>חיפה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mofaz_shaul</text:p>
          </table:table-cell>
          <table:table-cell office:value-type="string">
            <text:p>Mofaz Shaul</text:p>
          </table:table-cell>
          <table:table-cell office:value-type="string">
            <text:p>שאול מופז</text:p>
          </table:table-cell>
          <table:table-cell office:value-type="string">
            <text:p>יו"ר ועדת החוץ והביטחון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mofaz_shaul-s.jpg</text:p>
          </table:table-cell>
          <table:table-cell office:value-type="string">
            <text:p>shaulm@knesset.gov.il</text:p>
          </table:table-cell>
          <table:table-cell office:value-type="string">
            <text:p>02-6496562</text:p>
          </table:table-cell>
          <table:table-cell office:value-type="string">
            <text:p>02-6408046</text:p>
          </table:table-cell>
          <table:table-cell office:value-type="string">
            <text:p>Kochav_Yair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09">
            <text:p>0.09</text:p>
          </table:table-cell>
          <table:table-cell office:value-type="float" office:value="11">
            <text:p>11</text:p>
          </table:table-cell>
          <table:table-cell table:style-name="Default"/>
          <table:table-cell office:value-type="string">
            <text:p>איראן, איראן</text:p>
          </table:table-cell>
          <table:table-cell office:value-type="float" office:value="1957">
            <text:p>1957</text:p>
          </table:table-cell>
          <table:table-cell office:value-type="date" office:date-value="2009-02-24">
            <text:p>24/02/09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1">
          <table:table-cell office:value-type="string">
            <text:p>hermesh_shai</text:p>
          </table:table-cell>
          <table:table-cell office:value-type="string">
            <text:p>Hermesh Shai</text:p>
          </table:table-cell>
          <table:table-cell office:value-type="string">
            <text:p>שי חרמש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ermesh_shai-s.jpg</text:p>
          </table:table-cell>
          <table:table-cell office:value-type="string">
            <text:p>shermesh@knesset.gov.il</text:p>
          </table:table-cell>
          <table:table-cell office:value-type="string">
            <text:p>02-6753731</text:p>
          </table:table-cell>
          <table:table-cell office:value-type="string">
            <text:p>02-6408160</text:p>
          </table:table-cell>
          <table:table-cell office:value-type="string">
            <text:p>Kefar_Azza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2.86">
            <text:p>12.86</text:p>
          </table:table-cell>
          <table:table-cell office:value-type="float" office:value="14.8">
            <text:p>14.8</text:p>
          </table:table-cell>
          <table:table-cell office:value-type="date" office:date-value="1944-03-23">
            <text:p>23/03/44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string">
            <text:p>simhon_shalom</text:p>
          </table:table-cell>
          <table:table-cell office:value-type="string">
            <text:p>Simhon Shalom</text:p>
          </table:table-cell>
          <table:table-cell office:value-type="string">
            <text:p>שלום שמחון</text:p>
          </table:table-cell>
          <table:table-cell office:value-type="string">
            <text:p>שר התעשייה, המסחר והתעסוק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simhon_shalom-s.jpg</text:p>
          </table:table-cell>
          <table:table-cell office:value-type="string">
            <text:p>ssimhon@knesset.gov.il</text:p>
          </table:table-cell>
          <table:table-cell office:value-type="string">
            <text:p>02-6496187</text:p>
          </table:table-cell>
          <table:table-cell office:value-type="string">
            <text:p>02-6408385</text:p>
          </table:table-cell>
          <table:table-cell office:value-type="string">
            <text:p>Even_Menachem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0.43">
            <text:p>0.43</text:p>
          </table:table-cell>
          <table:table-cell office:value-type="float" office:value="8.8">
            <text:p>8.8</text:p>
          </table:table-cell>
          <table:table-cell office:value-type="date" office:date-value="1956-12-07">
            <text:p>07/12/56</text:p>
          </table:table-cell>
          <table:table-cell office:value-type="string">
            <text:p>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yacimovich_shelly</text:p>
          </table:table-cell>
          <table:table-cell office:value-type="string">
            <text:p>Yacimovich Shelly</text:p>
          </table:table-cell>
          <table:table-cell office:value-type="string">
            <text:p>שלי יחימוביץ</text:p>
          </table:table-cell>
          <table:table-cell office:value-type="string">
            <text:p>יו"ר ועדת האתיק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yacimovich_shelly-s.jpg</text:p>
          </table:table-cell>
          <table:table-cell office:value-type="string">
            <text:p>syechimovich@knesset.gov.il</text:p>
          </table:table-cell>
          <table:table-cell office:value-type="string">
            <text:p>02-6753721</text:p>
          </table:table-cell>
          <table:table-cell office:value-type="string">
            <text:p>02-6408163</text:p>
          </table:table-cell>
          <table:table-cell office:value-type="string">
            <text:p>Tel_Aviv</text:p>
          </table:table-cell>
          <table:table-cell office:value-type="float" office:value="126">
            <text:p>126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לא נשואה</text:p>
          </table:table-cell>
          <table:table-cell office:value-type="string">
            <text:p>Unmarried</text:p>
          </table:table-cell>
          <table:table-cell office:value-type="float" office:value="17.96">
            <text:p>17.96</text:p>
          </table:table-cell>
          <table:table-cell office:value-type="float" office:value="19.5">
            <text:p>19.5</text:p>
          </table:table-cell>
          <table:table-cell office:value-type="date" office:date-value="1960-03-28">
            <text:p>28/03/60</text:p>
          </table:table-cell>
          <table:table-cell office:value-type="string">
            <text:p>כפר-סבא, ישראל</text:p>
          </table:table-cell>
          <table:table-cell/>
          <table:table-cell office:value-type="date" office:date-value="2009-02-24">
            <text:p>24/02/09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1">
          <table:table-cell office:value-type="string">
            <text:p>molla_shlomo</text:p>
          </table:table-cell>
          <table:table-cell office:value-type="string">
            <text:p>Molla Shlomo</text:p>
          </table:table-cell>
          <table:table-cell office:value-type="string">
            <text:p>שלמה (נגוסה) מול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molla_shlomo-s.jpg</text:p>
          </table:table-cell>
          <table:table-cell office:value-type="string">
            <text:p>smolla@knesset.gov.il</text:p>
          </table:table-cell>
          <table:table-cell office:value-type="string">
            <text:p>02-649-6620</text:p>
          </table:table-cell>
          <table:table-cell office:value-type="string">
            <text:p>02-640-8205</text:p>
          </table:table-cell>
          <table:table-cell office:value-type="string">
            <text:p>Rishon_LeZyion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נשוי</text:p>
          </table:table-cell>
          <table:table-cell office:value-type="string">
            <text:p>Married</text:p>
          </table:table-cell>
          <table:table-cell office:value-type="float" office:value="14.41">
            <text:p>14.41</text:p>
          </table:table-cell>
          <table:table-cell office:value-type="float" office:value="20.8">
            <text:p>20.8</text:p>
          </table:table-cell>
          <table:table-cell office:value-type="date" office:date-value="1965-11-21">
            <text:p>21/11/65</text:p>
          </table:table-cell>
          <table:table-cell office:value-type="string">
            <text:p>אתיופיה</text:p>
          </table:table-cell>
          <table:table-cell office:value-type="float" office:value="1984">
            <text:p>1984</text:p>
          </table:table-cell>
          <table:table-cell office:value-type="date" office:date-value="2009-02-24">
            <text:p>24/02/09</text:p>
          </table:table-cell>
          <table:table-cell office:value-type="float" office:value="3">
            <text:p>3</text:p>
          </table:table-cell>
          <table:table-cell table:number-columns-repeated="18"/>
        </table:table-row>
      </table:table>
      <table:database-ranges>
        <table:database-range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Nachlieli CL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23/05/2011</text:date>, <text:time>19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1-05-23T19:52:17</dc:date>
    <dc:creator>Adam Kariv</dc:creator>
    <meta:editing-duration>PT06H00M59S</meta:editing-duration>
    <meta:editing-cycles>4</meta:editing-cycles>
    <meta:document-statistic meta:table-count="2" meta:cell-count="3309" meta:object-count="0"/>
  </office:meta>
</office:document-meta>
</file>